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-Bold" svg:font-family="Times-Bold"/>
    <style:font-face style:name="Times-BoldItalic" svg:font-family="Times-BoldItalic" style:font-family-generic="script"/>
    <style:font-face style:name="LucidaSans-TypewriterBold" svg:font-family="LucidaSans-TypewriterBold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a7abd" officeooo:paragraph-rsid="001a7abd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officeooo:rsid="001a7abd" officeooo:paragraph-rsid="001a7abd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a7abd" officeooo:paragraph-rsid="001d2d5e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a7abd" officeooo:paragraph-rsid="001ed6b0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a7abd" officeooo:paragraph-rsid="002128f5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a7abd" officeooo:paragraph-rsid="002381d5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a7abd" officeooo:paragraph-rsid="002c1aa1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a7abd" officeooo:paragraph-rsid="0042821c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a7abd" officeooo:paragraph-rsid="00438468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a7abd" officeooo:paragraph-rsid="004406ff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a7abd" officeooo:paragraph-rsid="005c5b88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1a7abd" officeooo:paragraph-rsid="005da242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1a7abd" officeooo:paragraph-rsid="00601bbb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1a7abd" officeooo:paragraph-rsid="0060d290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1a7abd" officeooo:paragraph-rsid="006257c9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rsid="001a7abd" officeooo:paragraph-rsid="006429b0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rsid="001a7abd" officeooo:paragraph-rsid="0064b01e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1a7abd" officeooo:paragraph-rsid="00652d3a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rsid="001a7abd" officeooo:paragraph-rsid="0066d609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rsid="0067eba9" officeooo:paragraph-rsid="0067eba9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officeooo:rsid="00691241" officeooo:paragraph-rsid="00691241" style:font-size-asian="12.25pt" style:font-size-complex="14pt"/>
    </style:style>
    <style:style style:name="P22" style:family="paragraph" style:parent-style-name="Standard">
      <style:paragraph-properties fo:text-align="start" style:justify-single-word="false" style:text-autospace="none"/>
      <style:text-properties officeooo:paragraph-rsid="0037cff0"/>
    </style:style>
    <style:style style:name="P23" style:family="paragraph" style:parent-style-name="Standard">
      <style:paragraph-properties fo:text-align="start" style:justify-single-word="false" style:text-autospace="none"/>
      <style:text-properties officeooo:paragraph-rsid="003b9d7b"/>
    </style:style>
    <style:style style:name="P24" style:family="paragraph" style:parent-style-name="Standard">
      <style:paragraph-properties fo:text-align="start" style:justify-single-word="false" style:text-autospace="none"/>
      <style:text-properties officeooo:paragraph-rsid="003cd96d"/>
    </style:style>
    <style:style style:name="P25" style:family="paragraph" style:parent-style-name="Standard">
      <style:paragraph-properties fo:text-align="start" style:justify-single-word="false" style:text-autospace="none"/>
      <style:text-properties officeooo:paragraph-rsid="003de0dd"/>
    </style:style>
    <style:style style:name="P26" style:family="paragraph" style:parent-style-name="Standard">
      <style:paragraph-properties fo:text-align="start" style:justify-single-word="false"/>
      <style:text-properties officeooo:paragraph-rsid="0026c772"/>
    </style:style>
    <style:style style:name="P27" style:family="paragraph" style:parent-style-name="Standard">
      <style:paragraph-properties fo:text-align="start" style:justify-single-word="false"/>
      <style:text-properties officeooo:paragraph-rsid="00438468"/>
    </style:style>
    <style:style style:name="P28" style:family="paragraph" style:parent-style-name="Standard">
      <style:paragraph-properties fo:text-align="start" style:justify-single-word="false"/>
      <style:text-properties officeooo:paragraph-rsid="004b4ff9"/>
    </style:style>
    <style:style style:name="P29" style:family="paragraph" style:parent-style-name="Standard">
      <style:paragraph-properties fo:text-align="start" style:justify-single-word="false"/>
      <style:text-properties officeooo:paragraph-rsid="004bbe2c"/>
    </style:style>
    <style:style style:name="P30" style:family="paragraph" style:parent-style-name="Standard">
      <style:paragraph-properties fo:text-align="start" style:justify-single-word="false"/>
      <style:text-properties officeooo:paragraph-rsid="004d5546"/>
    </style:style>
    <style:style style:name="P31" style:family="paragraph" style:parent-style-name="Standard">
      <style:paragraph-properties fo:text-align="start" style:justify-single-word="false"/>
      <style:text-properties officeooo:paragraph-rsid="004f5189"/>
    </style:style>
    <style:style style:name="P32" style:family="paragraph" style:parent-style-name="Standard">
      <style:paragraph-properties fo:text-align="start" style:justify-single-word="false"/>
      <style:text-properties officeooo:paragraph-rsid="00520303"/>
    </style:style>
    <style:style style:name="P33" style:family="paragraph" style:parent-style-name="Standard">
      <style:paragraph-properties fo:text-align="start" style:justify-single-word="false"/>
      <style:text-properties officeooo:paragraph-rsid="00521669"/>
    </style:style>
    <style:style style:name="P34" style:family="paragraph" style:parent-style-name="Standard">
      <style:paragraph-properties fo:text-align="start" style:justify-single-word="false"/>
      <style:text-properties officeooo:paragraph-rsid="005295ca"/>
    </style:style>
    <style:style style:name="P35" style:family="paragraph" style:parent-style-name="Standard">
      <style:paragraph-properties fo:text-align="start" style:justify-single-word="false"/>
      <style:text-properties officeooo:paragraph-rsid="00538d2a"/>
    </style:style>
    <style:style style:name="P36" style:family="paragraph" style:parent-style-name="Standard">
      <style:paragraph-properties fo:text-align="start" style:justify-single-word="false"/>
      <style:text-properties officeooo:paragraph-rsid="0054c23e"/>
    </style:style>
    <style:style style:name="P37" style:family="paragraph" style:parent-style-name="Standard">
      <style:paragraph-properties fo:text-align="start" style:justify-single-word="false"/>
      <style:text-properties officeooo:paragraph-rsid="005529e1"/>
    </style:style>
    <style:style style:name="P38" style:family="paragraph" style:parent-style-name="Standard">
      <style:paragraph-properties fo:text-align="start" style:justify-single-word="false"/>
      <style:text-properties officeooo:paragraph-rsid="005669dd"/>
    </style:style>
    <style:style style:name="P39" style:family="paragraph" style:parent-style-name="Standard">
      <style:paragraph-properties fo:text-align="start" style:justify-single-word="false"/>
      <style:text-properties officeooo:paragraph-rsid="0057f9f6"/>
    </style:style>
    <style:style style:name="P40" style:family="paragraph" style:parent-style-name="Standard">
      <style:paragraph-properties fo:text-align="start" style:justify-single-word="false"/>
      <style:text-properties officeooo:paragraph-rsid="00580377"/>
    </style:style>
    <style:style style:name="P41" style:family="paragraph" style:parent-style-name="Standard">
      <style:paragraph-properties fo:text-align="start" style:justify-single-word="false"/>
      <style:text-properties officeooo:paragraph-rsid="0058a8b9"/>
    </style:style>
    <style:style style:name="P42" style:family="paragraph" style:parent-style-name="Standard">
      <style:paragraph-properties fo:text-align="start" style:justify-single-word="false"/>
      <style:text-properties officeooo:paragraph-rsid="005a8b2a"/>
    </style:style>
    <style:style style:name="P43" style:family="paragraph" style:parent-style-name="Standard">
      <style:paragraph-properties fo:text-align="start" style:justify-single-word="false"/>
      <style:text-properties officeooo:paragraph-rsid="005c1634"/>
    </style:style>
    <style:style style:name="P44" style:family="paragraph" style:parent-style-name="Standard">
      <style:paragraph-properties fo:text-align="start" style:justify-single-word="false"/>
      <style:text-properties officeooo:paragraph-rsid="005c5b88"/>
    </style:style>
    <style:style style:name="P45" style:family="paragraph" style:parent-style-name="Standard">
      <style:paragraph-properties fo:text-align="start" style:justify-single-word="false"/>
      <style:text-properties officeooo:paragraph-rsid="007a5039"/>
    </style:style>
    <style:style style:name="P46" style:family="paragraph" style:parent-style-name="Standard">
      <style:paragraph-properties fo:text-align="start" style:justify-single-word="false" style:text-autospace="none"/>
      <style:text-properties style:font-name="Times-Bold" fo:font-size="10pt" fo:font-weight="bold" officeooo:rsid="001a7abd" officeooo:paragraph-rsid="0024b441" style:font-name-asian="Times-Bold" style:font-size-asian="10pt" style:font-weight-asian="bold" style:font-name-complex="Times-Bold" style:font-size-complex="10pt" style:font-weight-complex="bold"/>
    </style:style>
    <style:style style:name="P47" style:family="paragraph" style:parent-style-name="Standard">
      <style:paragraph-properties fo:text-align="start" style:justify-single-word="false" style:text-autospace="none"/>
      <style:text-properties style:font-name="Times-Bold" fo:font-size="10pt" fo:font-weight="bold" officeooo:rsid="001a7abd" officeooo:paragraph-rsid="00255264" style:font-name-asian="Times-Bold" style:font-size-asian="10pt" style:font-weight-asian="bold" style:font-name-complex="Times-Bold" style:font-size-complex="10pt" style:font-weight-complex="bold"/>
    </style:style>
    <style:style style:name="P48" style:family="paragraph" style:parent-style-name="Standard">
      <style:paragraph-properties fo:text-align="start" style:justify-single-word="false" style:text-autospace="none"/>
      <style:text-properties style:font-name="Times-Bold" fo:font-size="10pt" fo:font-weight="bold" officeooo:rsid="001a7abd" officeooo:paragraph-rsid="0026d9c0" style:font-name-asian="Times-Bold" style:font-size-asian="10pt" style:font-weight-asian="bold" style:font-name-complex="Times-Bold" style:font-size-complex="10pt" style:font-weight-complex="bold"/>
    </style:style>
    <style:style style:name="P49" style:family="paragraph" style:parent-style-name="Standard">
      <style:paragraph-properties fo:text-align="start" style:justify-single-word="false" style:text-autospace="none"/>
      <style:text-properties style:font-name="Times-Bold" fo:font-size="10pt" fo:font-weight="bold" officeooo:rsid="001a7abd" officeooo:paragraph-rsid="0026f24a" style:font-name-asian="Times-Bold" style:font-size-asian="10pt" style:font-weight-asian="bold" style:font-name-complex="Times-Bold" style:font-size-complex="10pt" style:font-weight-complex="bold"/>
    </style:style>
    <style:style style:name="P50" style:family="paragraph" style:parent-style-name="Standard">
      <style:paragraph-properties fo:text-align="start" style:justify-single-word="false" style:text-autospace="none"/>
      <style:text-properties style:font-name="Times-Bold" fo:font-size="10pt" fo:font-weight="bold" officeooo:rsid="001a7abd" officeooo:paragraph-rsid="00289aa1" style:font-name-asian="Times-Bold" style:font-size-asian="10pt" style:font-weight-asian="bold" style:font-name-complex="Times-Bold" style:font-size-complex="10pt" style:font-weight-complex="bold"/>
    </style:style>
    <style:style style:name="P51" style:family="paragraph" style:parent-style-name="Standard">
      <style:paragraph-properties fo:text-align="start" style:justify-single-word="false" style:text-autospace="none"/>
      <style:text-properties style:font-name="Liberation Serif1" fo:font-size="13pt" fo:font-weight="normal" officeooo:paragraph-rsid="0026f24a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text-align="start" style:justify-single-word="false" style:text-autospace="none"/>
      <style:text-properties style:font-name="Liberation Serif1" fo:font-size="13pt" fo:font-weight="normal" officeooo:paragraph-rsid="0029ee63" style:font-size-asian="13pt" style:font-weight-asian="normal" style:font-size-complex="13pt" style:font-weight-complex="normal"/>
    </style:style>
    <style:style style:name="P53" style:family="paragraph" style:parent-style-name="Standard">
      <style:paragraph-properties fo:text-align="start" style:justify-single-word="false" style:text-autospace="none"/>
      <style:text-properties style:font-name="Liberation Serif1" fo:font-size="13pt" fo:font-weight="normal" officeooo:paragraph-rsid="002a365e" style:font-size-asian="13pt" style:font-weight-asian="normal" style:font-size-complex="13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1" fo:font-size="13pt" fo:font-weight="normal" officeooo:paragraph-rsid="00469869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1" fo:font-size="13pt" fo:font-weight="normal" officeooo:paragraph-rsid="0046b498" style:font-size-asian="13pt" style:font-weight-asian="normal" style:font-size-complex="13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1" fo:font-size="13pt" fo:font-weight="normal" officeooo:paragraph-rsid="0047aed3" style:font-size-asian="13pt" style:font-weight-asian="normal" style:font-size-complex="13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1" fo:font-size="13pt" fo:font-weight="normal" officeooo:paragraph-rsid="004b4ff9" style:font-size-asian="13pt" style:font-weight-asian="normal" style:font-size-complex="13pt" style:font-weight-complex="normal"/>
    </style:style>
    <style:style style:name="P58" style:family="paragraph" style:parent-style-name="Standard">
      <style:paragraph-properties fo:text-align="start" style:justify-single-word="false" style:text-autospace="none"/>
      <style:text-properties style:font-name="Liberation Serif1" fo:font-size="13pt" fo:font-weight="normal" officeooo:rsid="001a7abd" officeooo:paragraph-rsid="0032255d" style:font-size-asian="13pt" style:font-weight-asian="normal" style:font-size-complex="13pt" style:font-weight-complex="normal"/>
    </style:style>
    <style:style style:name="P59" style:family="paragraph" style:parent-style-name="Standard">
      <style:paragraph-properties fo:text-align="start" style:justify-single-word="false" style:text-autospace="none"/>
      <style:text-properties style:font-name="Liberation Serif1" fo:font-size="13pt" officeooo:paragraph-rsid="003faf58" style:font-size-asian="13pt" style:font-size-complex="13pt"/>
    </style:style>
    <style:style style:name="P60" style:family="paragraph" style:parent-style-name="Standard">
      <style:paragraph-properties fo:text-align="start" style:justify-single-word="false"/>
      <style:text-properties style:font-name="Liberation Serif1" fo:font-size="13pt" officeooo:paragraph-rsid="003faf58" style:font-size-asian="13pt" style:font-size-complex="13pt"/>
    </style:style>
    <style:style style:name="P61" style:family="paragraph" style:parent-style-name="Standard">
      <style:paragraph-properties fo:text-align="start" style:justify-single-word="false"/>
      <style:text-properties style:font-name="Liberation Serif1" fo:font-size="13pt" officeooo:paragraph-rsid="00418ec7" style:font-size-asian="13pt" style:font-size-complex="13pt"/>
    </style:style>
    <style:style style:name="P62" style:family="paragraph" style:parent-style-name="Standard">
      <style:paragraph-properties fo:text-align="start" style:justify-single-word="false"/>
      <style:text-properties style:font-name="Liberation Serif1" fo:font-size="13pt" officeooo:paragraph-rsid="0045914e" style:font-size-asian="13pt" style:font-size-complex="13pt"/>
    </style:style>
    <style:style style:name="P63" style:family="paragraph" style:parent-style-name="Standard">
      <style:paragraph-properties fo:text-align="start" style:justify-single-word="false"/>
      <style:text-properties style:font-name="Liberation Serif1" fo:font-size="13pt" officeooo:paragraph-rsid="00698491" style:font-size-asian="13pt" style:font-size-complex="13pt"/>
    </style:style>
    <style:style style:name="P64" style:family="paragraph" style:parent-style-name="Standard">
      <style:paragraph-properties fo:text-align="start" style:justify-single-word="false"/>
      <style:text-properties style:font-name="Liberation Serif1" fo:font-size="13pt" officeooo:paragraph-rsid="0075c30f" style:font-size-asian="13pt" style:font-size-complex="13pt"/>
    </style:style>
    <style:style style:name="P65" style:family="paragraph" style:parent-style-name="Standard">
      <style:paragraph-properties fo:text-align="start" style:justify-single-word="false"/>
      <style:text-properties style:font-name="Liberation Serif1" fo:font-size="13pt" officeooo:rsid="006b76ca" officeooo:paragraph-rsid="006b76ca" style:font-size-asian="13pt" style:font-size-complex="13pt"/>
    </style:style>
    <style:style style:name="P66" style:family="paragraph" style:parent-style-name="Standard">
      <style:paragraph-properties fo:text-align="start" style:justify-single-word="false"/>
      <style:text-properties style:font-name="Liberation Serif1" fo:font-size="13pt" officeooo:rsid="006b76ca" officeooo:paragraph-rsid="006bbe65" style:font-size-asian="13pt" style:font-size-complex="13pt"/>
    </style:style>
    <style:style style:name="P67" style:family="paragraph" style:parent-style-name="Standard">
      <style:paragraph-properties fo:text-align="start" style:justify-single-word="false"/>
      <style:text-properties style:font-name="Liberation Serif1" fo:font-size="13pt" officeooo:rsid="006b76ca" officeooo:paragraph-rsid="006d2553" style:font-size-asian="13pt" style:font-size-complex="13pt"/>
    </style:style>
    <style:style style:name="P68" style:family="paragraph" style:parent-style-name="Standard">
      <style:paragraph-properties fo:text-align="start" style:justify-single-word="false"/>
      <style:text-properties style:font-name="Liberation Serif1" fo:font-size="13pt" officeooo:rsid="006b76ca" officeooo:paragraph-rsid="006ef559" style:font-size-asian="13pt" style:font-size-complex="13pt"/>
    </style:style>
    <style:style style:name="P69" style:family="paragraph" style:parent-style-name="Standard">
      <style:paragraph-properties fo:text-align="start" style:justify-single-word="false"/>
      <style:text-properties style:font-name="Liberation Serif1" fo:font-size="13pt" officeooo:rsid="006ef559" officeooo:paragraph-rsid="006ef559" style:font-size-asian="13pt" style:font-size-complex="13pt"/>
    </style:style>
    <style:style style:name="P70" style:family="paragraph" style:parent-style-name="Standard">
      <style:paragraph-properties fo:text-align="start" style:justify-single-word="false"/>
      <style:text-properties style:font-name="Liberation Serif1" fo:font-size="13pt" officeooo:rsid="006ef559" officeooo:paragraph-rsid="00706e61" style:font-size-asian="13pt" style:font-size-complex="13pt"/>
    </style:style>
    <style:style style:name="P71" style:family="paragraph" style:parent-style-name="Standard">
      <style:paragraph-properties fo:text-align="start" style:justify-single-word="false"/>
      <style:text-properties style:font-name="Liberation Serif1" fo:font-size="13pt" officeooo:rsid="006ef559" officeooo:paragraph-rsid="00708bde" style:font-size-asian="13pt" style:font-size-complex="13pt"/>
    </style:style>
    <style:style style:name="P72" style:family="paragraph" style:parent-style-name="Standard">
      <style:paragraph-properties fo:text-align="start" style:justify-single-word="false"/>
      <style:text-properties style:font-name="Liberation Serif1" fo:font-size="13pt" officeooo:rsid="006ef559" officeooo:paragraph-rsid="0070e1dc" style:font-size-asian="13pt" style:font-size-complex="13pt"/>
    </style:style>
    <style:style style:name="P73" style:family="paragraph" style:parent-style-name="Standard">
      <style:paragraph-properties fo:text-align="start" style:justify-single-word="false"/>
      <style:text-properties style:font-name="Liberation Serif1" fo:font-size="13pt" officeooo:rsid="00716d15" officeooo:paragraph-rsid="00716d15" style:font-size-asian="13pt" style:font-size-complex="13pt"/>
    </style:style>
    <style:style style:name="P74" style:family="paragraph" style:parent-style-name="Standard">
      <style:paragraph-properties fo:text-align="start" style:justify-single-word="false"/>
      <style:text-properties style:font-name="Liberation Serif1" fo:font-size="13pt" officeooo:rsid="0072ffdb" officeooo:paragraph-rsid="0072ffdb" style:font-size-asian="13pt" style:font-size-complex="13pt"/>
    </style:style>
    <style:style style:name="P75" style:family="paragraph" style:parent-style-name="Standard">
      <style:paragraph-properties fo:text-align="start" style:justify-single-word="false"/>
      <style:text-properties style:font-name="Liberation Serif1" fo:font-size="13pt" officeooo:rsid="0074165c" officeooo:paragraph-rsid="0074165c" style:font-size-asian="13pt" style:font-size-complex="13pt"/>
    </style:style>
    <style:style style:name="P76" style:family="paragraph" style:parent-style-name="Standard">
      <style:paragraph-properties fo:text-align="start" style:justify-single-word="false"/>
      <style:text-properties style:font-name="Liberation Serif1" fo:font-size="13pt" officeooo:rsid="0074165c" officeooo:paragraph-rsid="00755a1e" style:font-size-asian="13pt" style:font-size-complex="13pt"/>
    </style:style>
    <style:style style:name="P77" style:family="paragraph" style:parent-style-name="Standard">
      <style:paragraph-properties fo:text-align="start" style:justify-single-word="false"/>
      <style:text-properties style:font-name="Liberation Serif1" fo:font-size="13pt" officeooo:rsid="00755a1e" officeooo:paragraph-rsid="00755a1e" style:font-size-asian="13pt" style:font-size-complex="13pt"/>
    </style:style>
    <style:style style:name="P78" style:family="paragraph" style:parent-style-name="Standard">
      <style:paragraph-properties fo:text-align="start" style:justify-single-word="false"/>
      <style:text-properties style:font-name="Liberation Serif1" fo:font-size="13pt" officeooo:rsid="0075c30f" officeooo:paragraph-rsid="0075c30f" style:font-size-asian="13pt" style:font-size-complex="13pt"/>
    </style:style>
    <style:style style:name="P79" style:family="paragraph" style:parent-style-name="Standard">
      <style:paragraph-properties fo:text-align="start" style:justify-single-word="false"/>
      <style:text-properties style:font-name="Liberation Serif1" fo:font-size="13pt" officeooo:rsid="0076fab1" officeooo:paragraph-rsid="0076fab1" style:font-size-asian="13pt" style:font-size-complex="13pt"/>
    </style:style>
    <style:style style:name="P80" style:family="paragraph" style:parent-style-name="Standard">
      <style:paragraph-properties fo:text-align="start" style:justify-single-word="false" style:text-autospace="none"/>
      <style:text-properties style:font-name="Liberation Serif1" fo:font-size="13pt" fo:font-style="normal" fo:font-weight="normal" officeooo:paragraph-rsid="005571b6" style:font-size-asian="13pt" style:font-style-asian="normal" style:font-weight-asian="normal" style:font-size-complex="13pt" style:font-style-complex="normal" style:font-weight-complex="normal"/>
    </style:style>
    <style:style style:name="P81" style:family="paragraph" style:parent-style-name="Standard">
      <style:paragraph-properties fo:text-align="start" style:justify-single-word="false" style:text-autospace="none"/>
      <style:text-properties style:font-name="Liberation Serif1" fo:font-size="14pt" fo:font-weight="normal" officeooo:rsid="001a7abd" officeooo:paragraph-rsid="002c1aa1" style:font-size-asian="12.25pt" style:font-weight-asian="normal" style:font-size-complex="14pt" style:font-weight-complex="normal"/>
    </style:style>
    <style:style style:name="P82" style:family="paragraph" style:parent-style-name="Standard">
      <style:paragraph-properties fo:text-align="start" style:justify-single-word="false" style:text-autospace="none"/>
      <style:text-properties style:font-name="Liberation Serif1" fo:font-size="14pt" fo:font-weight="normal" officeooo:rsid="001a7abd" officeooo:paragraph-rsid="002c6180" style:font-size-asian="12.25pt" style:font-weight-asian="normal" style:font-size-complex="14pt" style:font-weight-complex="normal"/>
    </style:style>
    <style:style style:name="P83" style:family="paragraph" style:parent-style-name="Standard">
      <style:paragraph-properties fo:text-align="start" style:justify-single-word="false" style:text-autospace="none"/>
      <style:text-properties style:font-name="Liberation Serif1" fo:font-size="14pt" fo:font-weight="normal" officeooo:rsid="001a7abd" officeooo:paragraph-rsid="002fe47d" style:font-size-asian="12.25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 style:text-autospace="none"/>
      <style:text-properties style:font-name="Liberation Serif1" fo:font-size="14pt" fo:font-weight="normal" officeooo:rsid="001a7abd" officeooo:paragraph-rsid="0032255d" style:font-size-asian="12.25pt" style:font-weight-asian="normal" style:font-size-complex="14pt" style:font-weight-complex="normal"/>
    </style:style>
    <style:style style:name="P85" style:family="paragraph" style:parent-style-name="Standard">
      <style:paragraph-properties fo:text-align="start" style:justify-single-word="false" style:text-autospace="none"/>
      <style:text-properties style:font-name="Liberation Serif1" fo:font-size="14pt" fo:font-weight="normal" officeooo:rsid="001a7abd" officeooo:paragraph-rsid="00342cb3" style:font-size-asian="12.25pt" style:font-weight-asian="normal" style:font-size-complex="14pt" style:font-weight-complex="normal"/>
    </style:style>
    <style:style style:name="P86" style:family="paragraph" style:parent-style-name="Standard">
      <style:paragraph-properties fo:text-align="start" style:justify-single-word="false" style:text-autospace="none"/>
      <style:text-properties officeooo:rsid="0037cff0" officeooo:paragraph-rsid="0037cff0"/>
    </style:style>
    <style:style style:name="P87" style:family="paragraph" style:parent-style-name="Standard">
      <style:paragraph-properties fo:text-align="center" style:justify-single-word="false"/>
      <style:text-properties fo:font-size="24pt" officeooo:rsid="00566570" officeooo:paragraph-rsid="00566570" style:font-size-asian="24pt" style:font-size-complex="24pt"/>
    </style:style>
    <style:style style:name="T1" style:family="text">
      <style:text-properties style:font-name="Wingdings" fo:font-size="13pt" style:font-size-asian="13pt"/>
    </style:style>
    <style:style style:name="T2" style:family="text">
      <style:text-properties style:font-name="Wingdings" fo:font-size="13pt" officeooo:rsid="001d2d5e" style:font-size-asian="13pt"/>
    </style:style>
    <style:style style:name="T3" style:family="text">
      <style:text-properties style:font-name="Wingdings" fo:font-size="13pt" officeooo:rsid="001a7abd" style:font-size-asian="13pt" style:font-size-complex="14pt"/>
    </style:style>
    <style:style style:name="T4" style:family="text">
      <style:text-properties style:font-name="Wingdings" fo:font-size="13pt" fo:font-weight="normal" style:font-name-asian="Times-Bold" style:font-size-asian="13pt" style:font-weight-asian="normal" style:font-name-complex="Times-Bold" style:font-size-complex="13pt" style:font-weight-complex="normal"/>
    </style:style>
    <style:style style:name="T5" style:family="text">
      <style:text-properties style:font-name="Wingdings" fo:font-size="13pt" fo:font-weight="normal" officeooo:rsid="002128f5" style:font-name-asian="Times-Bold" style:font-size-asian="13pt" style:font-weight-asian="normal" style:font-name-complex="Times-Bold" style:font-size-complex="13pt" style:font-weight-complex="normal"/>
    </style:style>
    <style:style style:name="T6" style:family="text">
      <style:text-properties style:font-name="Wingdings" fo:font-size="13pt" fo:font-weight="normal" officeooo:rsid="005c5b88" style:font-name-asian="Times-Bold" style:font-size-asian="13pt" style:font-weight-asian="normal" style:font-name-complex="Times-Bold" style:font-size-complex="13pt" style:font-weight-complex="normal"/>
    </style:style>
    <style:style style:name="T7" style:family="text">
      <style:text-properties style:font-name="Wingdings" fo:font-size="13pt" fo:font-weight="normal" officeooo:rsid="002c1aa1" style:font-name-asian="Times-Bold" style:font-size-asian="13pt" style:font-weight-asian="normal" style:font-name-complex="Times-Bold" style:font-size-complex="14pt" style:font-weight-complex="normal"/>
    </style:style>
    <style:style style:name="T8" style:family="text">
      <style:text-properties style:font-name="Wingdings" fo:font-size="13pt" fo:font-weight="normal" style:font-size-asian="13pt" style:font-weight-asian="normal" style:font-size-complex="13pt" style:font-weight-complex="normal"/>
    </style:style>
    <style:style style:name="T9" style:family="text">
      <style:text-properties style:font-name="Wingdings" fo:font-size="13pt" fo:font-weight="normal" officeooo:rsid="0024b441" style:font-size-asian="13pt" style:font-weight-asian="normal" style:font-size-complex="13pt" style:font-weight-complex="normal"/>
    </style:style>
    <style:style style:name="T10" style:family="text">
      <style:text-properties style:font-name="Wingdings" fo:font-size="13pt" style:font-name-asian="Times-Bold" style:font-size-asian="13pt" style:font-name-complex="Times-Bold"/>
    </style:style>
    <style:style style:name="T11" style:family="text">
      <style:text-properties style:font-name="Wingdings" fo:font-size="13pt" officeooo:rsid="002c1aa1" style:font-name-asian="Times-Bold" style:font-size-asian="13pt" style:font-name-complex="Times-Bold"/>
    </style:style>
    <style:style style:name="T12" style:family="text">
      <style:text-properties style:font-name="Wingdings" officeooo:rsid="0024b441" style:font-name-asian="Times-Bold" style:font-name-complex="Times-Bold"/>
    </style:style>
    <style:style style:name="T13" style:family="text">
      <style:text-properties style:font-name="Wingdings" officeooo:rsid="001a7abd" style:font-name-asian="Times-Bold" style:font-name-complex="Times-Bold"/>
    </style:style>
    <style:style style:name="T14" style:family="text">
      <style:text-properties style:font-name="Wingdings" officeooo:rsid="002c1aa1" style:font-name-asian="Times-Bold" style:font-name-complex="Times-Bold" style:font-size-complex="14pt"/>
    </style:style>
    <style:style style:name="T15" style:family="text">
      <style:text-properties style:font-name="Wingdings" fo:font-weight="normal" officeooo:rsid="002c1aa1" style:font-name-asian="Times-Bold" style:font-weight-asian="normal" style:font-name-complex="Times-Bold" style:font-size-complex="14pt" style:font-weight-complex="normal"/>
    </style:style>
    <style:style style:name="T16" style:family="text">
      <style:text-properties style:font-name="Wingdings" fo:font-weight="normal" officeooo:rsid="005c5b88" style:font-name-asian="Times-Bold" style:font-weight-asian="normal" style:font-name-complex="Times-Bold" style:font-weight-complex="normal"/>
    </style:style>
    <style:style style:name="T17" style:family="text">
      <style:text-properties style:font-name="Wingdings" fo:font-size="11pt" fo:font-weight="normal" officeooo:rsid="005c5b88" style:font-name-asian="Times-Bold" style:font-size-asian="11pt" style:font-weight-asian="normal" style:font-name-complex="Times-Bold" style:font-weight-complex="normal"/>
    </style:style>
    <style:style style:name="T18" style:family="text">
      <style:text-properties style:font-name="Liberation Serif" fo:font-size="13pt" style:font-size-asian="13pt"/>
    </style:style>
    <style:style style:name="T19" style:family="text">
      <style:text-properties style:font-name="Liberation Serif" fo:font-size="13pt" officeooo:rsid="001c6ce2" style:font-size-asian="13pt"/>
    </style:style>
    <style:style style:name="T20" style:family="text">
      <style:text-properties style:font-name="Liberation Serif" fo:font-size="13pt" officeooo:rsid="001d2d5e" style:font-size-asian="13pt"/>
    </style:style>
    <style:style style:name="T21" style:family="text">
      <style:text-properties style:font-name="Liberation Serif" fo:font-size="13pt" officeooo:rsid="001ed6b0" style:font-size-asian="13pt"/>
    </style:style>
    <style:style style:name="T22" style:family="text">
      <style:text-properties style:font-name="Liberation Serif" fo:font-size="13pt" officeooo:rsid="001efac1" style:font-size-asian="13pt"/>
    </style:style>
    <style:style style:name="T23" style:family="text">
      <style:text-properties style:font-name="Liberation Serif" fo:font-size="13pt" officeooo:rsid="001fc5cd" style:font-size-asian="13pt"/>
    </style:style>
    <style:style style:name="T24" style:family="text">
      <style:text-properties style:font-name="Liberation Serif" fo:font-size="13pt" officeooo:rsid="0042821c" style:font-size-asian="13pt"/>
    </style:style>
    <style:style style:name="T25" style:family="text">
      <style:text-properties style:font-name="Liberation Serif" fo:font-size="13pt" officeooo:rsid="00438468" style:font-size-asian="13pt"/>
    </style:style>
    <style:style style:name="T26" style:family="text">
      <style:text-properties style:font-name="Liberation Serif" fo:font-size="13pt" officeooo:rsid="007a5039" style:font-size-asian="13pt"/>
    </style:style>
    <style:style style:name="T27" style:family="text">
      <style:text-properties style:font-name="Liberation Serif" fo:font-size="13pt" style:font-size-asian="13pt" style:font-size-complex="13pt"/>
    </style:style>
    <style:style style:name="T28" style:family="text">
      <style:text-properties style:font-name="Liberation Serif" fo:font-size="13pt" officeooo:rsid="002381d5" style:font-size-asian="13pt" style:font-size-complex="13pt"/>
    </style:style>
    <style:style style:name="T29" style:family="text">
      <style:text-properties style:font-name="Liberation Serif" fo:font-size="13pt" fo:font-weight="normal" style:font-name-asian="Times-Bold" style:font-size-asian="13pt" style:font-weight-asian="normal" style:font-name-complex="Times-Bold" style:font-size-complex="13pt" style:font-weight-complex="normal"/>
    </style:style>
    <style:style style:name="T30" style:family="text">
      <style:text-properties style:font-name="Liberation Serif" fo:font-size="13pt" fo:font-weight="normal" officeooo:rsid="002128f5" style:font-name-asian="Times-Bold" style:font-size-asian="13pt" style:font-weight-asian="normal" style:font-name-complex="Times-Bold" style:font-size-complex="13pt" style:font-weight-complex="normal"/>
    </style:style>
    <style:style style:name="T31" style:family="text">
      <style:text-properties style:font-name="Liberation Serif" fo:font-size="13pt" fo:font-weight="normal" officeooo:rsid="00213fde" style:font-name-asian="Times-Bold" style:font-size-asian="13pt" style:font-weight-asian="normal" style:font-name-complex="Times-Bold" style:font-size-complex="13pt" style:font-weight-complex="normal"/>
    </style:style>
    <style:style style:name="T32" style:family="text">
      <style:text-properties style:font-name="Liberation Serif" fo:font-size="13pt" fo:font-weight="normal" officeooo:rsid="002381d5" style:font-name-asian="Times-Bold" style:font-size-asian="13pt" style:font-weight-asian="normal" style:font-name-complex="Times-Bold" style:font-size-complex="13pt" style:font-weight-complex="normal"/>
    </style:style>
    <style:style style:name="T33" style:family="text">
      <style:text-properties style:font-name="Liberation Serif" fo:font-size="13pt" fo:font-weight="normal" officeooo:rsid="0023bbfe" style:font-name-asian="Times-Bold" style:font-size-asian="13pt" style:font-weight-asian="normal" style:font-name-complex="Times-Bold" style:font-size-complex="13pt" style:font-weight-complex="normal"/>
    </style:style>
    <style:style style:name="T34" style:family="text">
      <style:text-properties style:font-name="Liberation Serif" fo:font-size="13pt" fo:font-weight="normal" officeooo:rsid="005c5b88" style:font-name-asian="Times-Bold" style:font-size-asian="13pt" style:font-weight-asian="normal" style:font-name-complex="Times-Bold" style:font-size-complex="13pt" style:font-weight-complex="normal"/>
    </style:style>
    <style:style style:name="T35" style:family="text">
      <style:text-properties style:font-name="Liberation Serif" fo:font-size="13pt" fo:font-weight="normal" officeooo:rsid="001c6ce2" style:font-name-asian="Times-Bold" style:font-size-asian="13pt" style:font-weight-asian="normal" style:font-name-complex="Times-Bold" style:font-size-complex="13pt" style:font-weight-complex="normal"/>
    </style:style>
    <style:style style:name="T36" style:family="text">
      <style:text-properties style:font-name="Liberation Serif" fo:font-size="13pt" fo:font-weight="normal" officeooo:rsid="005da242" style:font-name-asian="Times-Bold" style:font-size-asian="13pt" style:font-weight-asian="normal" style:font-name-complex="Times-Bold" style:font-size-complex="13pt" style:font-weight-complex="normal"/>
    </style:style>
    <style:style style:name="T37" style:family="text">
      <style:text-properties style:font-name="Liberation Serif" fo:font-size="13pt" fo:font-weight="normal" officeooo:rsid="005e4f02" style:font-name-asian="Times-Bold" style:font-size-asian="13pt" style:font-weight-asian="normal" style:font-name-complex="Times-Bold" style:font-size-complex="13pt" style:font-weight-complex="normal"/>
    </style:style>
    <style:style style:name="T38" style:family="text">
      <style:text-properties style:font-name="Liberation Serif" fo:font-size="13pt" fo:font-weight="normal" officeooo:rsid="00601bbb" style:font-name-asian="Times-Bold" style:font-size-asian="13pt" style:font-weight-asian="normal" style:font-name-complex="Times-Bold" style:font-size-complex="13pt" style:font-weight-complex="normal"/>
    </style:style>
    <style:style style:name="T39" style:family="text">
      <style:text-properties style:font-name="Liberation Serif" fo:font-size="13pt" fo:font-weight="normal" officeooo:rsid="0060d290" style:font-name-asian="Times-Bold" style:font-size-asian="13pt" style:font-weight-asian="normal" style:font-name-complex="Times-Bold" style:font-size-complex="13pt" style:font-weight-complex="normal"/>
    </style:style>
    <style:style style:name="T40" style:family="text">
      <style:text-properties style:font-name="Liberation Serif" fo:font-size="13pt" fo:font-weight="normal" officeooo:rsid="006257c9" style:font-name-asian="Times-Bold" style:font-size-asian="13pt" style:font-weight-asian="normal" style:font-name-complex="Times-Bold" style:font-size-complex="13pt" style:font-weight-complex="normal"/>
    </style:style>
    <style:style style:name="T41" style:family="text">
      <style:text-properties style:font-name="Liberation Serif" fo:font-size="13pt" fo:font-weight="normal" officeooo:rsid="006429b0" style:font-name-asian="Times-Bold" style:font-size-asian="13pt" style:font-weight-asian="normal" style:font-name-complex="Times-Bold" style:font-size-complex="13pt" style:font-weight-complex="normal"/>
    </style:style>
    <style:style style:name="T42" style:family="text">
      <style:text-properties style:font-name="Liberation Serif" fo:font-size="13pt" fo:font-weight="normal" officeooo:rsid="0064b01e" style:font-name-asian="Times-Bold" style:font-size-asian="13pt" style:font-weight-asian="normal" style:font-name-complex="Times-Bold" style:font-size-complex="13pt" style:font-weight-complex="normal"/>
    </style:style>
    <style:style style:name="T43" style:family="text">
      <style:text-properties style:font-name="Liberation Serif" fo:font-size="13pt" fo:font-weight="normal" officeooo:rsid="00652d3a" style:font-name-asian="Times-Bold" style:font-size-asian="13pt" style:font-weight-asian="normal" style:font-name-complex="Times-Bold" style:font-size-complex="13pt" style:font-weight-complex="normal"/>
    </style:style>
    <style:style style:name="T44" style:family="text">
      <style:text-properties style:font-name="Liberation Serif" fo:font-size="13pt" fo:font-weight="normal" officeooo:rsid="0066d609" style:font-name-asian="Times-Bold" style:font-size-asian="13pt" style:font-weight-asian="normal" style:font-name-complex="Times-Bold" style:font-size-complex="13pt" style:font-weight-complex="normal"/>
    </style:style>
    <style:style style:name="T45" style:family="text">
      <style:text-properties style:font-name="Liberation Serif" fo:font-size="13pt" fo:font-weight="normal" officeooo:rsid="00803774" style:font-name-asian="Times-Bold" style:font-size-asian="13pt" style:font-weight-asian="normal" style:font-name-complex="Times-Bold" style:font-size-complex="13pt" style:font-weight-complex="normal"/>
    </style:style>
    <style:style style:name="T46" style:family="text">
      <style:text-properties style:font-name="Liberation Serif" fo:font-size="13pt" fo:font-weight="normal" officeooo:rsid="0022218f" style:font-name-asian="Times-Bold" style:font-size-asian="13pt" style:font-weight-asian="normal" style:font-name-complex="Times-Bold" style:font-size-complex="13pt" style:font-weight-complex="normal"/>
    </style:style>
    <style:style style:name="T47" style:family="text">
      <style:text-properties style:font-name="Liberation Serif" fo:font-size="13pt" fo:font-weight="normal" officeooo:rsid="0026c772" style:font-name-asian="Times-Bold" style:font-size-asian="13pt" style:font-weight-asian="normal" style:font-name-complex="Times-Bold" style:font-size-complex="13pt" style:font-weight-complex="normal"/>
    </style:style>
    <style:style style:name="T48" style:family="text">
      <style:text-properties style:font-name="Liberation Serif" fo:font-size="13pt" fo:font-weight="normal" officeooo:rsid="00438468" style:font-name-asian="Times-Bold" style:font-size-asian="13pt" style:font-weight-asian="normal" style:font-name-complex="Times-Bold" style:font-size-complex="13pt" style:font-weight-complex="normal"/>
    </style:style>
    <style:style style:name="T49" style:family="text">
      <style:text-properties style:font-name="Liberation Serif" fo:font-size="13pt" fo:font-weight="normal" officeooo:rsid="001a7abd" style:font-name-asian="Times-Bold" style:font-size-asian="13pt" style:font-weight-asian="normal" style:font-name-complex="Times-Bold" style:font-size-complex="13pt" style:font-weight-complex="normal"/>
    </style:style>
    <style:style style:name="T50" style:family="text">
      <style:text-properties style:font-name="Liberation Serif" fo:font-size="13pt" fo:font-weight="normal" officeooo:rsid="007a5039" style:font-name-asian="Times-Bold" style:font-size-asian="13pt" style:font-weight-asian="normal" style:font-name-complex="Times-Bold" style:font-size-complex="13pt" style:font-weight-complex="normal"/>
    </style:style>
    <style:style style:name="T51" style:family="text">
      <style:text-properties style:font-name="Liberation Serif" fo:font-size="13pt" fo:font-weight="normal" officeooo:rsid="00342cb3" style:font-name-asian="Times-Bold" style:font-size-asian="13pt" style:font-weight-asian="normal" style:font-name-complex="Times-Bold" style:font-size-complex="14pt" style:font-weight-complex="normal"/>
    </style:style>
    <style:style style:name="T52" style:family="text">
      <style:text-properties style:font-name="Liberation Serif" fo:font-size="13pt" fo:font-weight="normal" officeooo:rsid="0037cff0" style:font-name-asian="Times-Bold" style:font-size-asian="13pt" style:font-weight-asian="normal" style:font-name-complex="Times-Bold" style:font-size-complex="14pt" style:font-weight-complex="normal"/>
    </style:style>
    <style:style style:name="T53" style:family="text">
      <style:text-properties style:font-name="Liberation Serif" fo:font-size="13pt" fo:font-weight="normal" officeooo:rsid="003b9d7b" style:font-name-asian="Times-Bold" style:font-size-asian="13pt" style:font-weight-asian="normal" style:font-name-complex="Times-Bold" style:font-size-complex="14pt" style:font-weight-complex="normal"/>
    </style:style>
    <style:style style:name="T54" style:family="text">
      <style:text-properties style:font-name="Liberation Serif" fo:font-size="13pt" fo:font-weight="normal" officeooo:rsid="003cd96d" style:font-name-asian="Times-Bold" style:font-size-asian="13pt" style:font-weight-asian="normal" style:font-name-complex="Times-Bold" style:font-size-complex="14pt" style:font-weight-complex="normal"/>
    </style:style>
    <style:style style:name="T55" style:family="text">
      <style:text-properties style:font-name="Liberation Serif" fo:font-size="13pt" fo:font-weight="normal" officeooo:rsid="003de0dd" style:font-name-asian="Times-Bold" style:font-size-asian="13pt" style:font-weight-asian="normal" style:font-name-complex="Times-Bold" style:font-size-complex="14pt" style:font-weight-complex="normal"/>
    </style:style>
    <style:style style:name="T56" style:family="text">
      <style:text-properties style:font-name="Liberation Serif" fo:font-size="13pt" fo:font-weight="normal" officeooo:rsid="007dd978" style:font-name-asian="Times-Bold" style:font-size-asian="13pt" style:font-weight-asian="normal" style:font-name-complex="Times-Bold" style:font-size-complex="14pt" style:font-weight-complex="normal"/>
    </style:style>
    <style:style style:name="T57" style:family="text">
      <style:text-properties style:font-name="Liberation Serif" fo:font-size="13pt" fo:font-weight="normal" style:font-name-asian="LucidaSans-TypewriterBold" style:font-size-asian="13pt" style:font-weight-asian="normal" style:font-name-complex="LucidaSans-TypewriterBold" style:font-size-complex="13pt" style:font-weight-complex="normal"/>
    </style:style>
    <style:style style:name="T58" style:family="text">
      <style:text-properties style:font-name="Liberation Serif" fo:font-size="13pt" fo:font-weight="normal" officeooo:rsid="0022218f" style:font-name-asian="LucidaSans-TypewriterBold" style:font-size-asian="13pt" style:font-weight-asian="normal" style:font-name-complex="LucidaSans-TypewriterBold" style:font-size-complex="13pt" style:font-weight-complex="normal"/>
    </style:style>
    <style:style style:name="T59" style:family="text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T60" style:family="text">
      <style:text-properties style:font-name="Liberation Serif" fo:font-size="13pt" officeooo:rsid="002c1aa1" style:font-name-asian="Times-Bold" style:font-size-asian="13pt" style:font-name-complex="Times-Bold"/>
    </style:style>
    <style:style style:name="T61" style:family="text">
      <style:text-properties style:font-name="Liberation Serif" fo:font-size="13pt" officeooo:rsid="002d93a1" style:font-name-asian="Times-Bold" style:font-size-asian="13pt" style:font-name-complex="Times-Bold"/>
    </style:style>
    <style:style style:name="T62" style:family="text">
      <style:text-properties style:font-name="Liberation Serif" fo:font-size="13pt" officeooo:rsid="002fe47d" style:font-name-asian="Times-Bold" style:font-size-asian="13pt" style:font-name-complex="Times-Bold"/>
    </style:style>
    <style:style style:name="T63" style:family="text">
      <style:text-properties style:font-name="Liberation Serif" fo:font-size="13pt" officeooo:rsid="0031bd81" style:font-name-asian="Times-Bold" style:font-size-asian="13pt" style:font-name-complex="Times-Bold"/>
    </style:style>
    <style:style style:name="T64" style:family="text">
      <style:text-properties style:font-name="Liberation Serif" fo:font-size="13pt" officeooo:rsid="0032255d" style:font-name-asian="Times-Bold" style:font-size-asian="13pt" style:font-name-complex="Times-Bold"/>
    </style:style>
    <style:style style:name="T65" style:family="text">
      <style:text-properties style:font-name="Liberation Serif" fo:font-weight="normal" style:font-name-asian="Times-Bold" style:font-weight-asian="normal" style:font-name-complex="Times-Bold" style:font-weight-complex="normal"/>
    </style:style>
    <style:style style:name="T66" style:family="text">
      <style:text-properties style:font-name="Liberation Serif" fo:font-weight="normal" officeooo:rsid="00698491" style:font-name-asian="Times-Bold" style:font-weight-asian="normal" style:font-name-complex="Times-Bold" style:font-weight-complex="normal"/>
    </style:style>
    <style:style style:name="T67" style:family="text">
      <style:text-properties style:font-name="Liberation Serif" fo:font-weight="normal" officeooo:rsid="006bbe65" style:font-name-asian="Times-Bold" style:font-weight-asian="normal" style:font-name-complex="Times-Bold" style:font-weight-complex="normal"/>
    </style:style>
    <style:style style:name="T68" style:family="text">
      <style:text-properties style:font-name="Liberation Serif" fo:font-weight="normal" officeooo:rsid="006d2553" style:font-name-asian="Times-Bold" style:font-weight-asian="normal" style:font-name-complex="Times-Bold" style:font-weight-complex="normal"/>
    </style:style>
    <style:style style:name="T69" style:family="text">
      <style:text-properties style:font-name="Liberation Serif" fo:font-weight="normal" officeooo:rsid="00706e61" style:font-name-asian="Times-Bold" style:font-weight-asian="normal" style:font-name-complex="Times-Bold" style:font-weight-complex="normal"/>
    </style:style>
    <style:style style:name="T70" style:family="text">
      <style:text-properties style:font-name="Liberation Serif" fo:font-weight="normal" officeooo:rsid="00708bde" style:font-name-asian="Times-Bold" style:font-weight-asian="normal" style:font-name-complex="Times-Bold" style:font-weight-complex="normal"/>
    </style:style>
    <style:style style:name="T71" style:family="text">
      <style:text-properties style:font-name="Liberation Serif" fo:font-weight="normal" officeooo:rsid="0070e1dc" style:font-name-asian="Times-Bold" style:font-weight-asian="normal" style:font-name-complex="Times-Bold" style:font-weight-complex="normal"/>
    </style:style>
    <style:style style:name="T72" style:family="text">
      <style:text-properties style:font-name="Liberation Serif" fo:font-weight="normal" officeooo:rsid="00803774" style:font-name-asian="Times-Bold" style:font-weight-asian="normal" style:font-name-complex="Times-Bold" style:font-weight-complex="normal"/>
    </style:style>
    <style:style style:name="T73" style:family="text">
      <style:text-properties style:font-name="Liberation Serif" fo:font-weight="normal" officeooo:rsid="00810b28" style:font-name-asian="Times-Bold" style:font-weight-asian="normal" style:font-name-complex="Times-Bold" style:font-weight-complex="normal"/>
    </style:style>
    <style:style style:name="T74" style:family="text">
      <style:text-properties fo:font-size="13pt" style:font-size-asian="13pt" style:font-size-complex="13pt"/>
    </style:style>
    <style:style style:name="T75" style:family="text">
      <style:text-properties fo:font-size="13pt" style:font-name-asian="Times-Bold" style:font-size-asian="13pt" style:font-name-complex="Times-Bold" style:font-size-complex="13pt"/>
    </style:style>
    <style:style style:name="T76" style:family="text">
      <style:text-properties fo:font-size="13pt" officeooo:rsid="002c6180" style:font-name-asian="Times-Bold" style:font-size-asian="13pt" style:font-name-complex="Times-Bold" style:font-size-complex="13pt"/>
    </style:style>
    <style:style style:name="T77" style:family="text">
      <style:text-properties fo:font-size="13pt" officeooo:rsid="002c1aa1" style:font-name-asian="Times-Bold" style:font-size-asian="13pt" style:font-name-complex="Times-Bold" style:font-size-complex="13pt"/>
    </style:style>
    <style:style style:name="T78" style:family="text">
      <style:text-properties fo:font-size="13pt" officeooo:rsid="0032255d" style:font-name-asian="Times-Bold" style:font-size-asian="13pt" style:font-name-complex="Times-Bold" style:font-size-complex="13pt"/>
    </style:style>
    <style:style style:name="T79" style:family="text">
      <style:text-properties fo:font-weight="normal" officeooo:rsid="003faf58" style:font-name-asian="Times-Bold" style:font-weight-asian="normal" style:font-name-complex="Times-Bold" style:font-weight-complex="normal"/>
    </style:style>
    <style:style style:name="T80" style:family="text">
      <style:text-properties fo:font-weight="normal" officeooo:rsid="003de0dd" style:font-name-asian="Times-Bold" style:font-weight-asian="normal" style:font-name-complex="Times-Bold" style:font-weight-complex="normal"/>
    </style:style>
    <style:style style:name="T81" style:family="text">
      <style:text-properties fo:font-weight="normal" officeooo:rsid="00698491" style:font-name-asian="Times-Bold" style:font-weight-asian="normal" style:font-name-complex="Times-Bold" style:font-weight-complex="normal"/>
    </style:style>
    <style:style style:name="T82" style:family="text">
      <style:text-properties fo:font-weight="normal" officeooo:rsid="00691241" style:font-name-asian="Times-Bold" style:font-weight-asian="normal" style:font-name-complex="Times-Bold" style:font-weight-complex="normal"/>
    </style:style>
    <style:style style:name="T83" style:family="text">
      <style:text-properties fo:font-weight="normal" officeooo:rsid="0075c30f" style:font-name-asian="Times-Bold" style:font-weight-asian="normal" style:font-name-complex="Times-Bold" style:font-weight-complex="normal"/>
    </style:style>
    <style:style style:name="T84" style:family="text">
      <style:text-properties officeooo:rsid="0026d9c0" style:font-name-asian="Times-Bold" style:font-name-complex="Times-Bold"/>
    </style:style>
    <style:style style:name="T85" style:family="text">
      <style:text-properties officeooo:rsid="001a7abd" style:font-name-asian="Times-Bold" style:font-name-complex="Times-Bold"/>
    </style:style>
    <style:style style:name="T86" style:family="text">
      <style:text-properties officeooo:rsid="0026f24a" style:font-name-asian="Times-Bold" style:font-name-complex="Times-Bold"/>
    </style:style>
    <style:style style:name="T87" style:family="text">
      <style:text-properties officeooo:rsid="0029ee63" style:font-name-asian="Times-Bold" style:font-name-complex="Times-Bold"/>
    </style:style>
    <style:style style:name="T88" style:family="text">
      <style:text-properties officeooo:rsid="002a365e" style:font-name-asian="Times-Bold" style:font-name-complex="Times-Bold"/>
    </style:style>
    <style:style style:name="T89" style:family="text">
      <style:text-properties officeooo:rsid="002c1aa1" style:font-name-asian="Times-Bold" style:font-name-complex="Times-Bold"/>
    </style:style>
    <style:style style:name="T90" style:family="text">
      <style:text-properties officeooo:rsid="005571b6" style:font-name-asian="Times-Bold" style:font-name-complex="Times-Bold"/>
    </style:style>
    <style:style style:name="T91" style:family="text">
      <style:text-properties style:font-name="Liberation Serif1" fo:font-size="13pt" fo:font-weight="normal" style:font-size-asian="13pt" style:font-weight-asian="normal" style:font-size-complex="13pt" style:font-weight-complex="normal"/>
    </style:style>
    <style:style style:name="T92" style:family="text">
      <style:text-properties style:font-name="Liberation Serif1" fo:font-size="13pt" fo:font-weight="normal" officeooo:rsid="0024b441" style:font-size-asian="13pt" style:font-weight-asian="normal" style:font-size-complex="13pt" style:font-weight-complex="normal"/>
    </style:style>
    <style:style style:name="T93" style:family="text">
      <style:text-properties style:font-name="Liberation Serif1" fo:font-size="13pt" fo:font-weight="normal" officeooo:rsid="00255264" style:font-size-asian="13pt" style:font-weight-asian="normal" style:font-size-complex="13pt" style:font-weight-complex="normal"/>
    </style:style>
    <style:style style:name="T94" style:family="text">
      <style:text-properties style:font-name="Liberation Serif1" fo:font-size="13pt" fo:font-weight="normal" officeooo:rsid="0026d9c0" style:font-size-asian="13pt" style:font-weight-asian="normal" style:font-size-complex="13pt" style:font-weight-complex="normal"/>
    </style:style>
    <style:style style:name="T95" style:family="text">
      <style:text-properties style:font-name="Liberation Serif1" fo:font-size="13pt" fo:font-weight="normal" officeooo:rsid="0026f24a" style:font-size-asian="13pt" style:font-weight-asian="normal" style:font-size-complex="13pt" style:font-weight-complex="normal"/>
    </style:style>
    <style:style style:name="T96" style:family="text">
      <style:text-properties style:font-name="Liberation Serif1" fo:font-size="13pt" fo:font-weight="normal" officeooo:rsid="00289aa1" style:font-size-asian="13pt" style:font-weight-asian="normal" style:font-size-complex="13pt" style:font-weight-complex="normal"/>
    </style:style>
    <style:style style:name="T97" style:family="text">
      <style:text-properties style:font-name="Liberation Serif1" fo:font-size="13pt" fo:font-weight="normal" officeooo:rsid="003b9d7b" style:font-size-asian="13pt" style:font-weight-asian="normal" style:font-size-complex="13pt" style:font-weight-complex="normal"/>
    </style:style>
    <style:style style:name="T98" style:family="text">
      <style:text-properties style:font-name="Liberation Serif1" fo:font-size="13pt" fo:font-weight="normal" officeooo:rsid="004406ff" style:font-size-asian="13pt" style:font-weight-asian="normal" style:font-size-complex="13pt" style:font-weight-complex="normal"/>
    </style:style>
    <style:style style:name="T99" style:family="text">
      <style:text-properties style:font-name="Liberation Serif1" fo:font-size="13pt" fo:font-weight="normal" officeooo:rsid="004b4ff9" style:font-size-asian="13pt" style:font-weight-asian="normal" style:font-size-complex="13pt" style:font-weight-complex="normal"/>
    </style:style>
    <style:style style:name="T100" style:family="text">
      <style:text-properties style:font-name="Liberation Serif1" fo:font-size="13pt" fo:font-weight="normal" officeooo:rsid="004bbe2c" style:font-size-asian="13pt" style:font-weight-asian="normal" style:font-size-complex="13pt" style:font-weight-complex="normal"/>
    </style:style>
    <style:style style:name="T101" style:family="text">
      <style:text-properties style:font-name="Liberation Serif1" fo:font-size="13pt" fo:font-weight="normal" officeooo:rsid="004d5546" style:font-size-asian="13pt" style:font-weight-asian="normal" style:font-size-complex="13pt" style:font-weight-complex="normal"/>
    </style:style>
    <style:style style:name="T102" style:family="text">
      <style:text-properties style:font-name="Liberation Serif1" fo:font-size="13pt" fo:font-weight="normal" officeooo:rsid="004e28d7" style:font-size-asian="13pt" style:font-weight-asian="normal" style:font-size-complex="13pt" style:font-weight-complex="normal"/>
    </style:style>
    <style:style style:name="T103" style:family="text">
      <style:text-properties style:font-name="Liberation Serif1" fo:font-size="13pt" fo:font-weight="normal" officeooo:rsid="004f5189" style:font-size-asian="13pt" style:font-weight-asian="normal" style:font-size-complex="13pt" style:font-weight-complex="normal"/>
    </style:style>
    <style:style style:name="T104" style:family="text">
      <style:text-properties style:font-name="Liberation Serif1" fo:font-size="13pt" fo:font-weight="normal" officeooo:rsid="00520303" style:font-size-asian="13pt" style:font-weight-asian="normal" style:font-size-complex="13pt" style:font-weight-complex="normal"/>
    </style:style>
    <style:style style:name="T105" style:family="text">
      <style:text-properties style:font-name="Liberation Serif1" fo:font-size="13pt" fo:font-weight="normal" officeooo:rsid="00521669" style:font-size-asian="13pt" style:font-weight-asian="normal" style:font-size-complex="13pt" style:font-weight-complex="normal"/>
    </style:style>
    <style:style style:name="T106" style:family="text">
      <style:text-properties style:font-name="Liberation Serif1" fo:font-size="13pt" fo:font-weight="normal" officeooo:rsid="005295ca" style:font-size-asian="13pt" style:font-weight-asian="normal" style:font-size-complex="13pt" style:font-weight-complex="normal"/>
    </style:style>
    <style:style style:name="T107" style:family="text">
      <style:text-properties style:font-name="Liberation Serif1" fo:font-size="13pt" fo:font-weight="normal" officeooo:rsid="00538d2a" style:font-size-asian="13pt" style:font-weight-asian="normal" style:font-size-complex="13pt" style:font-weight-complex="normal"/>
    </style:style>
    <style:style style:name="T108" style:family="text">
      <style:text-properties style:font-name="Liberation Serif1" fo:font-size="13pt" fo:font-weight="normal" officeooo:rsid="0054c23e" style:font-size-asian="13pt" style:font-weight-asian="normal" style:font-size-complex="13pt" style:font-weight-complex="normal"/>
    </style:style>
    <style:style style:name="T109" style:family="text">
      <style:text-properties style:font-name="Liberation Serif1" fo:font-size="13pt" fo:font-weight="normal" officeooo:rsid="005529e1" style:font-size-asian="13pt" style:font-weight-asian="normal" style:font-size-complex="13pt" style:font-weight-complex="normal"/>
    </style:style>
    <style:style style:name="T110" style:family="text">
      <style:text-properties style:font-name="Liberation Serif1" fo:font-size="13pt" fo:font-weight="normal" officeooo:rsid="007c6bcd" style:font-size-asian="13pt" style:font-weight-asian="normal" style:font-size-complex="13pt" style:font-weight-complex="normal"/>
    </style:style>
    <style:style style:name="T111" style:family="text">
      <style:text-properties style:font-name="Liberation Serif1" fo:font-size="13pt" fo:font-weight="normal" style:font-name-asian="Times-Bold" style:font-size-asian="13pt" style:font-weight-asian="normal" style:font-name-complex="Times-Bold" style:font-size-complex="13pt" style:font-weight-complex="normal"/>
    </style:style>
    <style:style style:name="T112" style:family="text">
      <style:text-properties style:font-name="Liberation Serif1" fo:font-size="13pt" fo:font-weight="normal" officeooo:rsid="0035d44a" style:font-name-asian="Times-Bold" style:font-size-asian="13pt" style:font-weight-asian="normal" style:font-name-complex="Times-Bold" style:font-size-complex="13pt" style:font-weight-complex="normal"/>
    </style:style>
    <style:style style:name="T113" style:family="text">
      <style:text-properties style:font-name="Liberation Serif1" fo:font-size="13pt" fo:font-weight="normal" officeooo:rsid="0037cff0" style:font-name-asian="Times-Bold" style:font-size-asian="13pt" style:font-weight-asian="normal" style:font-name-complex="Times-Bold" style:font-size-complex="13pt" style:font-weight-complex="normal"/>
    </style:style>
    <style:style style:name="T114" style:family="text">
      <style:text-properties style:font-name="Liberation Serif1" fo:font-size="13pt" fo:font-weight="normal" officeooo:rsid="001a7abd" style:font-name-asian="Times-Bold" style:font-size-asian="13pt" style:font-weight-asian="normal" style:font-name-complex="Times-Bold" style:font-size-complex="13pt" style:font-weight-complex="normal"/>
    </style:style>
    <style:style style:name="T115" style:family="text">
      <style:text-properties style:font-name="Liberation Serif1" fo:font-size="13pt" fo:font-weight="normal" officeooo:rsid="003b9d7b" style:font-name-asian="Times-Bold" style:font-size-asian="13pt" style:font-weight-asian="normal" style:font-name-complex="Times-Bold" style:font-size-complex="13pt" style:font-weight-complex="normal"/>
    </style:style>
    <style:style style:name="T116" style:family="text">
      <style:text-properties style:font-name="Liberation Serif1" fo:font-size="13pt" fo:font-weight="normal" officeooo:rsid="0054c23e" style:font-name-asian="Times-Bold" style:font-size-asian="13pt" style:font-weight-asian="normal" style:font-name-complex="Times-Bold" style:font-size-complex="13pt" style:font-weight-complex="normal"/>
    </style:style>
    <style:style style:name="T117" style:family="text">
      <style:text-properties style:font-name="Liberation Serif1" fo:font-size="13pt" fo:font-weight="normal" officeooo:rsid="005529e1" style:font-name-asian="Times-Bold" style:font-size-asian="13pt" style:font-weight-asian="normal" style:font-name-complex="Times-Bold" style:font-size-complex="13pt" style:font-weight-complex="normal"/>
    </style:style>
    <style:style style:name="T118" style:family="text">
      <style:text-properties style:font-name="Liberation Serif1" fo:font-size="13pt" fo:font-weight="normal" officeooo:rsid="005669dd" style:font-name-asian="Times-Bold" style:font-size-asian="13pt" style:font-weight-asian="normal" style:font-name-complex="Times-Bold" style:font-size-complex="13pt" style:font-weight-complex="normal"/>
    </style:style>
    <style:style style:name="T119" style:family="text">
      <style:text-properties style:font-name="Liberation Serif1" fo:font-size="13pt" fo:font-weight="normal" officeooo:rsid="0057f9f6" style:font-name-asian="Times-Bold" style:font-size-asian="13pt" style:font-weight-asian="normal" style:font-name-complex="Times-Bold" style:font-size-complex="13pt" style:font-weight-complex="normal"/>
    </style:style>
    <style:style style:name="T120" style:family="text">
      <style:text-properties style:font-name="Liberation Serif1" fo:font-size="13pt" fo:font-weight="normal" officeooo:rsid="00580377" style:font-name-asian="Times-Bold" style:font-size-asian="13pt" style:font-weight-asian="normal" style:font-name-complex="Times-Bold" style:font-size-complex="13pt" style:font-weight-complex="normal"/>
    </style:style>
    <style:style style:name="T121" style:family="text">
      <style:text-properties style:font-name="Liberation Serif1" fo:font-size="13pt" fo:font-weight="normal" officeooo:rsid="0058a8b9" style:font-name-asian="Times-Bold" style:font-size-asian="13pt" style:font-weight-asian="normal" style:font-name-complex="Times-Bold" style:font-size-complex="13pt" style:font-weight-complex="normal"/>
    </style:style>
    <style:style style:name="T122" style:family="text">
      <style:text-properties style:font-name="Liberation Serif1" fo:font-size="13pt" fo:font-weight="normal" officeooo:rsid="005a8b2a" style:font-name-asian="Times-Bold" style:font-size-asian="13pt" style:font-weight-asian="normal" style:font-name-complex="Times-Bold" style:font-size-complex="13pt" style:font-weight-complex="normal"/>
    </style:style>
    <style:style style:name="T123" style:family="text">
      <style:text-properties style:font-name="Liberation Serif1" fo:font-size="13pt" fo:font-weight="normal" officeooo:rsid="005c1634" style:font-name-asian="Times-Bold" style:font-size-asian="13pt" style:font-weight-asian="normal" style:font-name-complex="Times-Bold" style:font-size-complex="13pt" style:font-weight-complex="normal"/>
    </style:style>
    <style:style style:name="T124" style:family="text">
      <style:text-properties style:font-name="Liberation Serif1" fo:font-size="13pt" fo:font-weight="normal" officeooo:rsid="005c1ec0" style:font-name-asian="Times-Bold" style:font-size-asian="13pt" style:font-weight-asian="normal" style:font-name-complex="Times-Bold" style:font-size-complex="13pt" style:font-weight-complex="normal"/>
    </style:style>
    <style:style style:name="T125" style:family="text">
      <style:text-properties style:font-name="Liberation Serif1" fo:font-size="13pt" fo:font-weight="normal" officeooo:rsid="005c5b88" style:font-name-asian="Times-Bold" style:font-size-asian="13pt" style:font-weight-asian="normal" style:font-name-complex="Times-Bold" style:font-size-complex="13pt" style:font-weight-complex="normal"/>
    </style:style>
    <style:style style:name="T126" style:family="text">
      <style:text-properties style:font-name="Liberation Serif1" fo:font-size="13pt" fo:font-style="italic" fo:font-weight="normal" officeooo:rsid="0024b441" style:font-name-asian="Times-BoldItalic" style:font-size-asian="13pt" style:font-style-asian="italic" style:font-weight-asian="normal" style:font-name-complex="Times-BoldItalic" style:font-size-complex="13pt" style:font-style-complex="italic" style:font-weight-complex="normal"/>
    </style:style>
    <style:style style:name="T127" style:family="text">
      <style:text-properties officeooo:rsid="0026f24a"/>
    </style:style>
    <style:style style:name="T128" style:family="text">
      <style:text-properties officeooo:rsid="003faf58"/>
    </style:style>
    <style:style style:name="T129" style:family="text">
      <style:text-properties officeooo:rsid="00418ec7"/>
    </style:style>
    <style:style style:name="T130" style:family="text">
      <style:text-properties officeooo:rsid="0042c6f1"/>
    </style:style>
    <style:style style:name="T131" style:family="text">
      <style:text-properties officeooo:rsid="0045de4c"/>
    </style:style>
    <style:style style:name="T132" style:family="text">
      <style:text-properties officeooo:rsid="00469869"/>
    </style:style>
    <style:style style:name="T133" style:family="text">
      <style:text-properties officeooo:rsid="005571b6"/>
    </style:style>
    <style:style style:name="T134" style:family="text">
      <style:text-properties style:text-position="super 58%"/>
    </style:style>
    <style:style style:name="T135" style:family="text">
      <style:text-properties officeooo:rsid="00691241"/>
    </style:style>
    <style:style style:name="T136" style:family="text">
      <style:text-properties officeooo:rsid="00698491"/>
    </style:style>
    <style:style style:name="T137" style:family="text">
      <style:text-properties officeooo:rsid="0075c3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Effective Java Checklist</text:p>
      <text:p text:style-name="P1"/>
      <text:p text:style-name="P8"><text:span text:style-name="T1">r </text:span><text:span text:style-name="T26">S</text:span><text:span text:style-name="T24">implicity </text:span><text:span text:style-name="T26">is favored</text:span><text:span text:style-name="T24"> over complexity. </text:span></text:p>
      <text:p text:style-name="P2"><text:span text:style-name="T1">r </text:span><text:span text:style-name="T18">Objects that support cloning use copy constructors rather than serialization.</text:span></text:p>
      <text:p text:style-name="P3"><text:span text:style-name="T1">r </text:span><text:span text:style-name="T18">Objects that </text:span><text:span text:style-name="T20">can't be extended and initialized have a private constructor.</text:span></text:p>
      <text:p text:style-name="P7"><text:span text:style-name="T2">r </text:span><text:span text:style-name="T20">Creation of new objects is avoided as much as possible.</text:span></text:p>
      <text:p text:style-name="P7"><text:span text:style-name="T2">r </text:span><text:span text:style-name="T20">Primitives are preferred over boxed primitives, and auto-boxing is avoided.</text:span></text:p>
      <text:p text:style-name="P4"><text:span text:style-name="T2">r </text:span><text:span text:style-name="T25">W</text:span><text:span text:style-name="T21">hen a class manages its own memory, obsolete object references are eliminated/nulled </text:span><text:span text:style-name="T22">out </text:span><text:span text:style-name="T21">when </text:span><text:span text:style-name="T22">appropriate, as in the case of array elements which are no longer </text:span><text:span text:style-name="T23">referenced</text:span><text:span text:style-name="T22"> </text:span><text:span text:style-name="T23">by the class</text:span><text:span text:style-name="T21">. <text:s/></text:span></text:p>
      <text:p text:style-name="P9"><text:span text:style-name="T1">r </text:span><text:span text:style-name="T19">Static factory methods are used when there aren't many parameters being passed in on class instantiation.</text:span></text:p>
      <text:p text:style-name="P9"><text:span text:style-name="T1">r </text:span><text:span text:style-name="T19">Builder constructor pattern is used in instances when many parameters are used on class instantiation.</text:span></text:p>
      <text:p text:style-name="P27"><text:span text:style-name="T3">r </text:span><text:span text:style-name="T29">Explicit termination methods are typically used in combination with the </text:span><text:span text:style-name="T57">try-finally </text:span><text:span text:style-name="T29">construct to ensure termination. </text:span><text:span text:style-name="T48">F</text:span><text:span text:style-name="T49">inalizers </text:span><text:span text:style-name="T48">aren't used</text:span><text:span text:style-name="T49"> except as a safety net or to terminate </text:span><text:span text:style-name="T29">noncritical native resources. </text:span></text:p>
      <text:p text:style-name="P5"><text:span text:style-name="T4">r </text:span><text:span text:style-name="T30">If a class does not have a super-class which implements equals, and has a notion of logical equality which differs from the Object identity, the equals method is overridden.</text:span></text:p>
      <text:p text:style-name="P45"><text:span text:style-name="T5">r </text:span><text:span text:style-name="T30">All </text:span><text:span text:style-name="T31">classes which override equals have an equals method which implements an equivalence relation</text:span><text:span text:style-name="T50">s that follow</text:span><text:span text:style-name="T31">: reflexive, symmetric, transitive, consistent, and n</text:span><text:span text:style-name="T46">on-nullity</text:span><text:span text:style-name="T31">. </text:span><text:span text:style-name="T5">r </text:span><text:span text:style-name="T50">In general, w</text:span><text:span text:style-name="T48">hen creating an equals method:</text:span></text:p>
      <text:p text:style-name="P26"><text:span text:style-name="T31"><text:tab/></text:span><text:span text:style-name="T5">r </text:span><text:span text:style-name="T46">Use the </text:span><text:span text:style-name="T58">== </text:span><text:span text:style-name="T46">operator to check if the argument is a reference to this object.</text:span></text:p>
      <text:p text:style-name="P26"><text:span text:style-name="T46"><text:tab/></text:span><text:span text:style-name="T5">r </text:span><text:span text:style-name="T46">Use the </text:span><text:span text:style-name="T58">instanceof </text:span><text:span text:style-name="T46">operator to check if the argument has the correct type.</text:span></text:p>
      <text:p text:style-name="P26"><text:span text:style-name="T46"><text:tab/></text:span><text:span text:style-name="T5">r </text:span><text:span text:style-name="T59">Cast the argument to the correct type.</text:span></text:p>
      <text:p text:style-name="P26"><text:span text:style-name="T46"><text:tab/></text:span><text:span text:style-name="T5">r </text:span><text:span text:style-name="T46">For each “significant” field in the class, check if that field of the argument matches <text:tab/>the corresponding field of this object.</text:span></text:p>
      <text:p text:style-name="P26"><text:span text:style-name="T31"><text:tab/></text:span><text:span text:style-name="T5">r </text:span><text:span text:style-name="T47">Ask yourself three questions: Is it symmetric? Is it transitive? Is it consistent?</text:span></text:p>
      <text:p text:style-name="P5"><text:span text:style-name="T4">r </text:span><text:span text:style-name="T29">All object that override equals override hashCode.</text:span></text:p>
      <text:p text:style-name="P6"><text:span text:style-name="T4">r </text:span><text:span text:style-name="T29">All </text:span><text:span text:style-name="T32">equal object have equal hash codes.</text:span></text:p>
      <text:p text:style-name="P10"><text:span text:style-name="T4">r </text:span><text:span text:style-name="T29">All </text:span><text:span text:style-name="T32">unequal objects tend to produce unequal hash codes.</text:span></text:p>
      <text:p text:style-name="P10"><text:span text:style-name="T4">r </text:span><text:span text:style-name="T33">Significant components of the object are included as part of the computation for the hash code.</text:span></text:p>
      <text:p text:style-name="P6"><text:span text:style-name="T4">r </text:span><text:span text:style-name="T32">If a class is immutable and the cost of computing the hash code is significant, </text:span><text:span text:style-name="T27">the hash code </text:span><text:span text:style-name="T28">is cached (lazily initialized) </text:span><text:span text:style-name="T27">in the object.</text:span></text:p>
      <text:p text:style-name="P46"><text:span text:style-name="T8">r </text:span><text:span text:style-name="T92">All classes have a toString method which returns all</text:span><text:span text:style-name="T126"> </text:span><text:span text:style-name="T92">of the interesting information contained in the object.</text:span></text:p>
      <text:p text:style-name="P47"><text:span text:style-name="T9">r </text:span><text:span text:style-name="T92">All </text:span><text:span text:style-name="T93">information returned by toString can </text:span><text:span text:style-name="T110">all </text:span><text:span text:style-name="T93">be programmatically accessed.</text:span></text:p>
      <text:p text:style-name="P48"><text:span text:style-name="T9">r </text:span><text:span text:style-name="T94">The implementation n</text:span><text:span text:style-name="T93">ever make</text:span><text:span text:style-name="T94">s</text:span><text:span text:style-name="T93"> the client do anything the library can do for the client.</text:span></text:p>
      <text:p text:style-name="P50"><text:span text:style-name="T9">r </text:span><text:span text:style-name="T98">T</text:span><text:span text:style-name="T96">he clone method </text:span><text:span text:style-name="T98">is never invoked or over-ridden. </text:span><text:span text:style-name="T96"><text:s/></text:span></text:p>
      <text:p text:style-name="P49"><text:span text:style-name="T9">r </text:span><text:span text:style-name="T95">Object copying is made available through a copy constructor or copy factory rather than a clone method. </text:span></text:p>
      <text:p text:style-name="P51"><text:span text:style-name="T12">r </text:span><text:span text:style-name="T86">C</text:span><text:span text:style-name="T84">lasses that implement </text:span><text:span text:style-name="T85">Cloneable:</text:span></text:p>
      <text:p text:style-name="P51"><text:span text:style-name="T13"><text:tab/></text:span><text:span text:style-name="T12">r </text:span><text:span text:style-name="T86">O</text:span><text:span text:style-name="T85">verride clone with a </text:span>public method whose return type is the class itself.</text:p>
      <text:p text:style-name="P51"><text:soft-page-break/><text:span text:style-name="T12"><text:tab/>r </text:span>Th<text:span text:style-name="T127">e</text:span> method first call<text:span text:style-name="T127">s</text:span> super.clone and fix<text:span text:style-name="T127">es</text:span> any fields that need to be fixed. <text:span text:style-name="T127">T</text:span>his <text:tab/>means copying any mutable objects that comprise the internal “deep structure” of the <text:tab/>object being cloned, and replacing the clone’s references to these objects with references <text:tab/>to the copies.</text:p>
      <text:p text:style-name="P52"><text:span text:style-name="T12">r </text:span><text:span text:style-name="T87">If a c</text:span><text:span text:style-name="T84">lasses </text:span><text:span text:style-name="T87">instances have a natural ordering, the Comparable interface is implemented.</text:span></text:p>
      <text:p text:style-name="P53"><text:span text:style-name="T12">r </text:span><text:span text:style-name="T87">If </text:span><text:span text:style-name="T88">the comparable interface is implemented, the compareTo method follows the same restrictions/principles as the equals method: </text:span><text:span text:style-name="T85">reflexivity, symmetry, and transitivity.</text:span></text:p>
      <text:p text:style-name="P81"><text:span text:style-name="T10">r </text:span><text:span text:style-name="T60">The accessibility of classes and members are minimized.</text:span></text:p>
      <text:p text:style-name="P83"><text:span text:style-name="T60"><text:tab/></text:span><text:span text:style-name="T10">r </text:span><text:span text:style-name="T62">For public classes, a</text:span><text:span text:style-name="T60">ll instance variables are private.</text:span></text:p>
      <text:p text:style-name="P83"><text:span text:style-name="T11"><text:tab/></text:span><text:span text:style-name="T10">r </text:span><text:span text:style-name="T62">Public classes always use a</text:span><text:span text:style-name="T61">ccessor methods </text:span><text:span text:style-name="T62">to access fields.</text:span></text:p>
      <text:p text:style-name="P81"><text:span text:style-name="T10"><text:tab/>r </text:span><text:span text:style-name="T60">Modules hide the internal implementation details and data from other modules </text:span><text:span text:style-name="T62">as <text:tab/>much as possible. </text:span></text:p>
      <text:p text:style-name="P82"><text:span text:style-name="T10"><text:tab/>r </text:span><text:span text:style-name="T76">Objects </text:span><text:span text:style-name="T77">referenced by public static final fields are immutable.</text:span></text:p>
      <text:p text:style-name="P85"><text:span text:style-name="T11">r </text:span><text:span text:style-name="T60">The </text:span><text:span text:style-name="T63">mutability of all instance information within a class is minimized</text:span><text:span text:style-name="T60">. </text:span><text:span text:style-name="T75">Classes should be immutable unless there</text:span><text:span text:style-name="T77">’s a very good reason to make them mutable. To</text:span><text:span text:style-name="T64"> make a class immutable:</text:span></text:p>
      <text:p text:style-name="P84"><text:span text:style-name="T64"><text:tab/></text:span><text:span text:style-name="T11">r </text:span><text:span text:style-name="T78">Don</text:span><text:span text:style-name="T74">’t provide any methods that modify the object’s state.</text:span></text:p>
      <text:p text:style-name="P58"><text:span text:style-name="T89"><text:tab/></text:span><text:span text:style-name="T14">r </text:span><text:span text:style-name="T89">Ensure that the class can</text:span>’t be extended.</text:p>
      <text:p text:style-name="P58"><text:span text:style-name="T89"><text:tab/></text:span><text:span text:style-name="T14">r </text:span><text:span text:style-name="T89">Make all fields final.</text:span></text:p>
      <text:p text:style-name="P58"><text:span text:style-name="T89"><text:tab/></text:span><text:span text:style-name="T14">r </text:span><text:span text:style-name="T89">Make all fields private.</text:span></text:p>
      <text:p text:style-name="P58"><text:span text:style-name="T14">r </text:span><text:span text:style-name="T89">Ensure exclusive access to any mutable components.</text:span></text:p>
      <text:p text:style-name="P80"><text:span text:style-name="T14">r </text:span><text:span text:style-name="T90">I</text:span><text:span text:style-name="T89">f a class has mutable components that it gets from or returns to </text:span>its clients, the class defensively cop<text:span text:style-name="T133">ies</text:span> these components. </text:p>
      <text:p text:style-name="P80"><text:span text:style-name="T14">r </text:span>If the cost of the copy <text:span text:style-name="T133">is </text:span>prohibitiv<text:span text:style-name="T133">e and</text:span> the class trusts its clients not to modify the components inappropriately, documentation<text:span text:style-name="T133"> is provided outlining the client’s responsibility not to modify the affected components.</text:span></text:p>
      <text:p text:style-name="P22"><text:span text:style-name="T7">r </text:span><text:span text:style-name="T52">C</text:span><text:span text:style-name="T51">omposition </text:span><text:span text:style-name="T52">if favored </text:span><text:span text:style-name="T51">over inheritance.</text:span></text:p>
      <text:p text:style-name="P22"><text:span text:style-name="T7">r </text:span><text:span text:style-name="T115">All classes that allow i</text:span><text:span text:style-name="T112">nheritance </text:span><text:span text:style-name="T115">are documented for inheritance</text:span><text:span text:style-name="T112"> </text:span><text:span text:style-name="T113">and </text:span><text:span text:style-name="T91">t</text:span><text:span text:style-name="T97">ested.</text:span><text:span text:style-name="T91"> </text:span></text:p>
      <text:p text:style-name="P22"><text:span text:style-name="T7">r </text:span><text:span text:style-name="T52">When you do have to use inheritance, ensure that:</text:span></text:p>
      <text:p text:style-name="P22"><text:span text:style-name="T114"><text:tab/></text:span><text:span text:style-name="T7">r </text:span><text:span text:style-name="T113">The subclass IS A super class.</text:span></text:p>
      <text:p text:style-name="P22"><text:span text:style-name="T113"><text:tab/></text:span><text:span text:style-name="T7">r </text:span><text:span text:style-name="T113">Constructors do not invoke overridable methods, directly or indirectly.</text:span></text:p>
      <text:p text:style-name="P86"><text:span text:style-name="T111"><text:tab/></text:span><text:span text:style-name="T7">r </text:span><text:span text:style-name="T113">Neither clone() nor readObject() invoke an overridable method, directly or <text:tab/>indirectly. </text:span></text:p>
      <text:p text:style-name="P23"><text:span text:style-name="T7">r </text:span><text:span text:style-name="T53">The use of interfaces are favored over the use of abstract classes.</text:span></text:p>
      <text:p text:style-name="P23"><text:span text:style-name="T7">r </text:span><text:span text:style-name="T53">All non-trivial interfaces have a skeletal implementation</text:span><text:span text:style-name="T56">s.</text:span></text:p>
      <text:p text:style-name="P23"><text:span text:style-name="T7">r </text:span><text:span text:style-name="T53">All public interfaces are designed with the utmost care and tested through multiple implementations.</text:span></text:p>
      <text:p text:style-name="P24"><text:span text:style-name="T7">r </text:span><text:span text:style-name="T54">Interfaces are only used to define types – never used to export constants.</text:span></text:p>
      <text:p text:style-name="P25"><text:span text:style-name="T7">r </text:span><text:span text:style-name="T55">There are no classes with tag fields; all classes with tag fields are refactored into a hierarchy.</text:span></text:p>
      <text:p text:style-name="P59"><text:span text:style-name="T15">r </text:span><text:span text:style-name="T79">The</text:span><text:span text:style-name="T80"> primary use of function pointers is to implement the Strategy </text:span>pattern. To implement this pattern, <text:span text:style-name="T128">an</text:span> interface <text:span text:style-name="T128">is used </text:span>to represent the strategy, and a class that implements this interface <text:span text:style-name="T128">exists</text:span> for each concrete strategy.</text:p>
      <text:p text:style-name="P60"><text:span text:style-name="T15">r </text:span>When a concrete strategy is used only once, it is typically declared and instantiated as an anonymous class.</text:p>
      <text:p text:style-name="P60"><text:soft-page-break/><text:span text:style-name="T15">r </text:span>When a concrete strategy is designed for repeated use, it is generally implemented as a private static member class and exported in a public static final field whose type is the strategy interface.</text:p>
      <text:p text:style-name="P61"><text:span text:style-name="T15">r </text:span>If a nested class needs to be visible outside of a single method or is too long to fit comfortably inside a method, <text:span text:style-name="T129">a</text:span> member class <text:span text:style-name="T129">is used</text:span>. </text:p>
      <text:p text:style-name="P61"><text:span text:style-name="T15">r </text:span>If each instance of the member class needs a reference to its enclosing instance, <text:span text:style-name="T129">it is non-static</text:span>; otherwise, <text:span text:style-name="T129">it is static.</text:span></text:p>
      <text:p text:style-name="P62"><text:span text:style-name="T15">r </text:span><text:span text:style-name="T130">All unchecked warnings are eliminated.</text:span></text:p>
      <text:p text:style-name="P54"><text:span text:style-name="T14">r </text:span>If <text:span text:style-name="T131">there are warnings that cannot be eliminated </text:span>and <text:span text:style-name="T131">it can be proved</text:span> that the code that provoked the warning is typesafe, <text:span text:style-name="T131">the warning is </text:span>suppress<text:span text:style-name="T131">ed </text:span>with an @SuppressWarnings("unchecked") annotation.</text:p>
      <text:p text:style-name="P54"><text:span text:style-name="T14">r </text:span><text:span text:style-name="T132">All @SuppressWarnings("unchecked") annotations are combined with comments explaining why it is safe to suppress the warning.</text:span></text:p>
      <text:p text:style-name="P55"><text:span text:style-name="T14">r </text:span><text:span text:style-name="T132">Lists are preferred over arrays.</text:span></text:p>
      <text:p text:style-name="P56"><text:span text:style-name="T14">r </text:span><text:span text:style-name="T130">Generics are used as much as possible; use of raw types is avoided.</text:span></text:p>
      <text:p text:style-name="P56"><text:span text:style-name="T14">r </text:span><text:span text:style-name="T130">Generic methods are used as much as possible.</text:span></text:p>
      <text:p text:style-name="P57"><text:span text:style-name="T14">r </text:span><text:span text:style-name="T130">Wildcard types are used on input parameters that represent producers (extend) or consumers (super) in order to maximize flexibility.</text:span></text:p>
      <text:p text:style-name="P28"><text:span text:style-name="T7">r </text:span><text:span text:style-name="T91">Comparable&lt;? super T&gt; i</text:span><text:span text:style-name="T99">s preferred rather than</text:span><text:span text:style-name="T91"> Comparable&lt;T&gt;.</text:span></text:p>
      <text:p text:style-name="P28"><text:span text:style-name="T7">r </text:span><text:span text:style-name="T91">Comparator&lt;? super T&gt; i</text:span><text:span text:style-name="T99">s preferred</text:span><text:span text:style-name="T91"> to Comparator&lt;T&gt;.</text:span></text:p>
      <text:p text:style-name="P29"><text:span text:style-name="T7">r </text:span><text:span text:style-name="T100">Enum types are used for all fixed set of constants (rather than integers).</text:span></text:p>
      <text:p text:style-name="P29"><text:span text:style-name="T7">r </text:span><text:span text:style-name="T100">For enum types, constant specific methods are used rather than switch statements on their own values.</text:span></text:p>
      <text:p text:style-name="P29"><text:span text:style-name="T7">r </text:span><text:span text:style-name="T100">For enum types, the strategy enum pattern is used for constants that share common behaviors.</text:span></text:p>
      <text:p text:style-name="P30"><text:span text:style-name="T7">r </text:span><text:span text:style-name="T101">Ordinal values are never derived from an Enum type, rather, instance fields are used.</text:span></text:p>
      <text:p text:style-name="P31"><text:span text:style-name="T7">r </text:span><text:span text:style-name="T102">EnumSets are used instead of bit fields.</text:span></text:p>
      <text:p text:style-name="P31"><text:span text:style-name="T7">r </text:span><text:span text:style-name="T102">Enum</text:span><text:span text:style-name="T103">Maps</text:span><text:span text:style-name="T102"> are used instead of </text:span><text:span text:style-name="T103">ordinal indexing</text:span><text:span text:style-name="T102">.</text:span></text:p>
      <text:p text:style-name="P32"><text:span text:style-name="T7">r </text:span><text:span text:style-name="T104">Annotations are used instead of naming patterns.</text:span></text:p>
      <text:p text:style-name="P33"><text:span text:style-name="T7">r </text:span><text:span text:style-name="T105">The Override annotation is used on every method declaration which overrides a superclass declaration. </text:span></text:p>
      <text:p text:style-name="P34"><text:span text:style-name="T7">r </text:span><text:span text:style-name="T106">Marker interfaces are used to define types.</text:span></text:p>
      <text:p text:style-name="P35"><text:span text:style-name="T7">r </text:span><text:span text:style-name="T107">The code makes sure that errors are detected as soon as they occur:</text:span></text:p>
      <text:p text:style-name="P36"><text:span text:style-name="T7"><text:tab/>r </text:span><text:span text:style-name="T109">For public methods, the</text:span><text:span text:style-name="T108"> validity of method parameters are being checked at the <text:tab/>beginning of the method declaration, and appropriate exceptions are thrown if any <text:tab/>invalid values are passed in.</text:span></text:p>
      <text:p text:style-name="P36"><text:span text:style-name="T7"><text:tab/>r </text:span><text:span text:style-name="T116">Thrown exceptions are documented in the javadoc comments.</text:span></text:p>
      <text:p text:style-name="P37"><text:span text:style-name="T7"><text:tab/>r </text:span><text:span text:style-name="T117">Non-public methods check their parameters using assertions.</text:span></text:p>
      <text:p text:style-name="P38"><text:span text:style-name="T7"><text:tab/>r </text:span><text:span text:style-name="T118">The method signatures are well designed:</text:span></text:p>
      <text:p text:style-name="P38"><text:span text:style-name="T7">r </text:span><text:span text:style-name="T118">The method names are meaningful (describe what the method does) and follow the same package method naming conventions it is declared in. </text:span></text:p>
      <text:p text:style-name="P39"><text:span text:style-name="T7">r </text:span><text:span text:style-name="T118">The</text:span><text:span text:style-name="T119">re aren't too many convenience methods: every method “pulls its own weight” and there aren't too many methods used throughout the class.</text:span></text:p>
      <text:p text:style-name="P39"><text:span text:style-name="T7">r </text:span><text:span text:style-name="T119">Long parameter lists are avoided: all methods contain fewer than 5 parameters.</text:span></text:p>
      <text:p text:style-name="P39"><text:span text:style-name="T7">r </text:span><text:span text:style-name="T119">There aren't any long sequences of identically typed parameters.</text:span></text:p>
      <text:p text:style-name="P40"><text:soft-page-break/><text:span text:style-name="T7">r </text:span><text:span text:style-name="T120">Any methods which require lots of parameters use static helper classes or a builder pattern to reduce the parameter list.</text:span></text:p>
      <text:p text:style-name="P40"><text:span text:style-name="T7">r </text:span><text:span text:style-name="T120">For parameter types, interfaces are favored over static classes.</text:span></text:p>
      <text:p text:style-name="P40"><text:span text:style-name="T7">r </text:span><text:span text:style-name="T120">For parameter types, two element enum types are preferred over boolean values.</text:span></text:p>
      <text:p text:style-name="P41"><text:span text:style-name="T7">r </text:span><text:span text:style-name="T121">There are no confusing overloaded methods: no two overloaded methods have the same number of parameters.</text:span></text:p>
      <text:p text:style-name="P42"><text:span text:style-name="T7">r </text:span><text:span text:style-name="T121">The </text:span><text:span text:style-name="T122">use of varargs (variable number of arguments) is avoided.</text:span></text:p>
      <text:p text:style-name="P43"><text:span text:style-name="T7">r </text:span><text:span text:style-name="T123">Array or collection valued methods do not return null values; </text:span><text:span text:style-name="T124">in place of null</text:span><text:span text:style-name="T123">, an empty array or collection is returned.</text:span></text:p>
      <text:p text:style-name="P44"><text:span text:style-name="T7">r </text:span><text:span text:style-name="T125">All methods are well documented.</text:span></text:p>
      <text:p text:style-name="P11"><text:span text:style-name="T1">r </text:span><text:span text:style-name="T18">Local variables are always initialized.</text:span></text:p>
      <text:p text:style-name="P12"><text:span text:style-name="T6">r </text:span><text:span text:style-name="T34">Local variables </text:span><text:span text:style-name="T35">always have minimum scope declarations.</text:span></text:p>
      <text:p text:style-name="P12"><text:span text:style-name="T6">r </text:span><text:span text:style-name="T36">For loops are preferred over while loops.</text:span></text:p>
      <text:p text:style-name="P13"><text:span text:style-name="T6">r </text:span><text:span text:style-name="T36">All methods are small and focused. </text:span><text:span text:style-name="T37">A method should only do one thing.</text:span></text:p>
      <text:p text:style-name="P13"><text:span text:style-name="T6">r </text:span><text:span text:style-name="T38">For-each loops are preferred over for loops.</text:span></text:p>
      <text:p text:style-name="P14"><text:span text:style-name="T6">r </text:span><text:span text:style-name="T39">Built in libraries are used whenever possible rather than re-inventing the wheel.</text:span></text:p>
      <text:p text:style-name="P15"><text:span text:style-name="T6">r </text:span><text:span text:style-name="T40">The use of float and double are avoided when exact values are needed or for monetary calculations; instead, the BigDecimal type is used.</text:span></text:p>
      <text:p text:style-name="P15"><text:span text:style-name="T6">r </text:span><text:span text:style-name="T40">The use of primitives is preferred over box</text:span><text:span text:style-name="T45">ed</text:span><text:span text:style-name="T40"> primitives.</text:span></text:p>
      <text:p text:style-name="P15"><text:span text:style-name="T6">r </text:span><text:span text:style-name="T40">Strings aren't used to represent objects that other data types could represent (ex. Enums)</text:span></text:p>
      <text:p text:style-name="P15"><text:span text:style-name="T6">r </text:span><text:span text:style-name="T40">String concatenation is avoided; instead, the StringBuilder class is used.</text:span></text:p>
      <text:p text:style-name="P15"><text:span text:style-name="T6">r </text:span><text:span text:style-name="T40">Objects are referenced by their interfaces, </text:span><text:span text:style-name="T41">or least specific classes rather then their class when possible (to maximize flexibility).</text:span></text:p>
      <text:p text:style-name="P16"><text:span text:style-name="T6">r </text:span><text:span text:style-name="T40">Objects </text:span><text:span text:style-name="T41">are not accessed reflectively; </text:span><text:span text:style-name="T42">interfaces are preferred.</text:span></text:p>
      <text:p text:style-name="P17"><text:span text:style-name="T6">r </text:span><text:span text:style-name="T42">Native methods are used judiciously.</text:span></text:p>
      <text:p text:style-name="P18"><text:span text:style-name="T6">r </text:span><text:span text:style-name="T43">The code is optimized judiciously; it is better to write good programs rather than fast ones.</text:span></text:p>
      <text:p text:style-name="P19"><text:span text:style-name="T6">r </text:span><text:span text:style-name="T44">Good algorithms are </text:span><text:span text:style-name="T45">chosen to implement the needed steps/tasks. </text:span></text:p>
      <text:p text:style-name="P19"><text:span text:style-name="T6">r </text:span><text:span text:style-name="T44">Standard naming conventions are used.</text:span></text:p>
      <text:p text:style-name="P20"><text:span text:style-name="T6">r </text:span><text:span text:style-name="T44">E</text:span><text:span text:style-name="T29">xceptions are used only for exceptional conditions.</text:span></text:p>
      <text:p text:style-name="P20"><text:span text:style-name="T6">r </text:span><text:span text:style-name="T29">Checked exceptions are used for recoverable conditions; runtime exceptions for programming errors.</text:span></text:p>
      <text:p text:style-name="P21"><text:span text:style-name="T6">r </text:span><text:span text:style-name="T29">Java's standard exceptions are used when possible.</text:span></text:p>
      <text:p text:style-name="P63"><text:span text:style-name="T16">r </text:span><text:span text:style-name="T81">I</text:span><text:span text:style-name="T82">f it isn</text:span><text:span text:style-name="T135">’t feasible to prevent or to handle exceptions from lower </text:span>layers, exception translation <text:span text:style-name="T136">is used. </text:span></text:p>
      <text:p text:style-name="P63"><text:span text:style-name="T16">r </text:span><text:span text:style-name="T136">When appropriate, exception chaining is used</text:span> to throw an appropriate higher-level <text:span text:style-name="T135">exception, while capturing the underlying cause for failure analysis.</text:span></text:p>
      <text:p text:style-name="P65"><text:span text:style-name="T16">r </text:span><text:span text:style-name="T66">A</text:span><text:span text:style-name="T65">ll exceptions are documented using @throws tag.</text:span></text:p>
      <text:p text:style-name="P66"><text:span text:style-name="T16">r </text:span><text:span text:style-name="T66">A</text:span><text:span text:style-name="T65">ll </text:span><text:span text:style-name="T67">implemented exceptions have a toString method which capture the failure and show a detailed message which contains the values of all parameters and fields which contributed to the exception.</text:span></text:p>
      <text:p text:style-name="P67"><text:span text:style-name="T16">r </text:span><text:span text:style-name="T66">A</text:span><text:span text:style-name="T67"> </text:span><text:span text:style-name="T68">failed method invocation leaves all objects in a state that they were in prior to the invocation when possible (failure atomic).</text:span></text:p>
      <text:p text:style-name="P68"><text:span text:style-name="T16">r </text:span><text:span text:style-name="T68">There are no empty catch blocks in the code. In instances where there are – there are comments explaining why the exception is ignored.</text:span></text:p>
      <text:p text:style-name="P69"><text:span text:style-name="T16">r </text:span><text:span text:style-name="T68">W</text:span><text:span text:style-name="T65">hen multiple threads share mutable data, each thread that reads or writes the data </text:span><text:soft-page-break/><text:span text:style-name="T65">performs synchronization.</text:span></text:p>
      <text:p text:style-name="P69"><text:span text:style-name="T16">r </text:span><text:span text:style-name="T65">The volatile modifier is used for inter-thread communication not involving mutual exclusion.</text:span></text:p>
      <text:p text:style-name="P71"><text:span text:style-name="T17">r </text:span><text:span text:style-name="T70">Alien methods are never called from within synchronized regions. </text:span></text:p>
      <text:p text:style-name="P70"><text:span text:style-name="T17">r </text:span><text:span text:style-name="T69">As little work as possible is done inside of synchronized regions.</text:span></text:p>
      <text:p text:style-name="P72"><text:span text:style-name="T17">r </text:span><text:span text:style-name="T71">Mutable classes are synchronized only if there is a good reason to do so.</text:span></text:p>
      <text:p text:style-name="P73"><text:span text:style-name="T17">r </text:span><text:span text:style-name="T71">E</text:span><text:span text:style-name="T65">xecutors and tasks are preferred to threads.</text:span></text:p>
      <text:p text:style-name="P74"><text:span text:style-name="T17">r </text:span><text:span text:style-name="T65">Java.util.concurrent is used instead of wait and notify.</text:span></text:p>
      <text:p text:style-name="P74"><text:span text:style-name="T17">r </text:span><text:span text:style-name="T65">If there is code using wait and notify, wait is always invoked within a while look, and notifyAll is used in preference to notify.</text:span></text:p>
      <text:p text:style-name="P75"><text:span text:style-name="T17">r </text:span><text:span text:style-name="T65">Every class documents its thread safety properties with a carefully worded description or a thread safety annotation.</text:span></text:p>
      <text:p text:style-name="P75"><text:span text:style-name="T17">r </text:span><text:span text:style-name="T65">Normal initialization is preferable to lazy initialization.</text:span></text:p>
      <text:p text:style-name="P75"><text:span text:style-name="T17">r </text:span><text:span text:style-name="T65">No parts of the program depend on the thread scheduler. </text:span></text:p>
      <text:p text:style-name="P75"><text:span text:style-name="T17">r </text:span><text:span text:style-name="T65">The average number of runnable threads is not significantly greater than the number of processors.</text:span></text:p>
      <text:p text:style-name="P76"><text:span text:style-name="T17">r </text:span><text:span text:style-name="T65">Threads do not busy wait – </text:span><text:span text:style-name="T72">they </text:span><text:span text:style-name="T73">almost always </text:span><text:span text:style-name="T65">perform useful work. </text:span></text:p>
      <text:p text:style-name="P77"><text:span text:style-name="T17">r </text:span><text:span text:style-name="T65">Avoid the use of Thread.yield – use Thread.sleep(1) instead.</text:span></text:p>
      <text:p text:style-name="P77"><text:span text:style-name="T17">r </text:span><text:span text:style-name="T65">Use thread priorities sparingly.</text:span></text:p>
      <text:p text:style-name="P77"><text:span text:style-name="T17">r </text:span><text:span text:style-name="T65">The use of thread groups is avoided – thread pool executors are used instead. </text:span></text:p>
      <text:p text:style-name="P78"><text:span text:style-name="T17">r </text:span><text:span text:style-name="T65">Classes are rarely made serializable, and if they are, they are handled with care – especially if the class is designed for inheritance.</text:span></text:p>
      <text:p text:style-name="P64"><text:span text:style-name="T17">r </text:span><text:span text:style-name="T83">Default </text:span>serialized form <text:span text:style-name="T137">is</text:span> only <text:span text:style-name="T137">used</text:span> if it is a reasonable description of the logical state of the <text:span text:style-name="T137">object; otherwise, a customized serialized form is used which aptly describes the object.</text:span></text:p>
      <text:p text:style-name="P79"><text:span text:style-name="T17">r </text:span>readObject methods are written defensively.</text:p>
      <text:p text:style-name="P79"><text:span text:style-name="T17">r </text:span>Enum types are used to enforce instance control invariants whenever possible.</text:p>
      <text:p text:style-name="P79"><text:span text:style-name="T17">r </text:span>On classes that are not extendable by its clients, the serialization proxy pattern is used whenever possible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-Bold" svg:font-family="Times-Bold"/>
    <style:font-face style:name="Times-BoldItalic" svg:font-family="Times-BoldItalic" style:font-family-generic="script"/>
    <style:font-face style:name="LucidaSans-TypewriterBold" svg:font-family="LucidaSans-TypewriterBold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9-30T22:09:45.659000000</meta:creation-date>
    <dc:date>2021-10-23T12:19:52.090000000</dc:date>
    <meta:editing-duration>P4DT7H57M27S</meta:editing-duration>
    <meta:editing-cycles>101</meta:editing-cycles>
    <meta:generator>LibreOffice/6.4.4.2$Windows_X86_64 LibreOffice_project/3d775be2011f3886db32dfd395a6a6d1ca2630ff</meta:generator>
    <meta:document-statistic meta:table-count="0" meta:image-count="0" meta:object-count="0" meta:page-count="5" meta:paragraph-count="141" meta:word-count="2065" meta:character-count="12712" meta:non-whitespace-character-count="10731"/>
  </office:meta>
</office:document-meta>
</file>